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752in"/>
    </style:style>
    <style:style style:name="co2" style:family="table-column">
      <style:table-column-properties fo:break-before="auto" style:column-width="2.78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2465in"/>
    </style:style>
    <style:style style:name="co5" style:family="table-column">
      <style:table-column-properties fo:break-before="auto" style:column-width="2.93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cc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color="#808080"/>
    </style:style>
    <style:style style:name="ce6" style:family="table-cell" style:parent-style-name="Default" style:data-style-name="N37">
      <style:table-cell-properties fo:background-color="#ffff00"/>
    </style:style>
    <style:style style:name="ce7" style:family="table-cell" style:parent-style-name="Default" style:data-style-name="N37">
      <style:table-cell-properties fo:background-color="#cccc00"/>
    </style:style>
    <style:style style:name="ce8" style:family="table-cell" style:parent-style-name="Default">
      <style:table-cell-properties fo:background-color="#ffff00"/>
      <style:text-properties fo:color="#808080"/>
    </style:style>
    <style:style style:name="ce9" style:family="table-cell" style:parent-style-name="Default">
      <style:text-properties fo:font-size="16pt" style:font-size-asian="16pt" style:font-size-complex="16pt"/>
    </style:style>
    <style:style style:name="ta_extref" style:family="table">
      <style:table-properties table:display="false"/>
    </style:style>
  </office:automatic-styles>
  <office:body>
    <office:spreadsheet>
      <table:table table:name="Activ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3" table:number-columns-repeated="1019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login</text:p>
          </table:table-cell>
          <table:table-cell office:value-type="string">
            <text:p>groups</text:p>
          </table:table-cell>
          <table:table-cell office:value-type="string">
            <text:p>Directory</text:p>
          </table:table-cell>
          <table:table-cell table:number-columns-repeated="1019"/>
        </table:table-row>
        <table:table-row table:style-name="ro1">
          <table:table-cell office:value-type="string">
            <text:p>prossign</text:p>
          </table:table-cell>
          <table:table-cell office:value-type="string">
            <text:p>Pascale Rossignolprossign@jcvi.org </text:p>
          </table:table-cell>
          <table:table-cell office:value-type="date" office:date-value="2013-01-10">
            <text:p>01/1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hadjith</text:p>
          </table:table-cell>
          <table:table-cell table:style-name="ce1" office:value-type="string">
            <text:p>Michalis Hadjithomasmhadjith@jcvi.org </text:p>
          </table:table-cell>
          <table:table-cell table:style-name="ce5" office:value-type="date" office:date-value="2013-01-11">
            <text:p>01/11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cpfannko</text:p>
          </table:table-cell>
          <table:table-cell table:style-name="ce2" office:value-type="string">
            <text:p>Cynthia PfannkochCPfannkoch@jcvi.org </text:p>
          </table:table-cell>
          <table:table-cell table:style-name="ce6" office:value-type="date" office:date-value="2013-01-16">
            <text:p>01/16/13</text:p>
          </table:table-cell>
          <table:table-cell table:style-name="ce2" office:value-type="string">
            <text:p><text:s text:c="4"/>jira-users</text:p>
          </table:table-cell>
          <table:table-cell table:style-name="ce2" office:value-type="string">
            <text:p>JIRA Delegated Authentication Directory</text:p>
          </table:table-cell>
          <table:table-cell table:style-name="ce2" office:value-type="string">
            <text:p>Doesn't exist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>
            <text:p>malgire</text:p>
          </table:table-cell>
          <table:table-cell table:style-name="ce3" office:value-type="string">
            <text:p>Mikkel Algiremalgire@jcvi.org </text:p>
          </table:table-cell>
          <table:table-cell table:style-name="ce7" office:value-type="date" office:date-value="2013-01-28">
            <text:p>01/28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Delegated Authentication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tmavrich</text:p>
          </table:table-cell>
          <table:table-cell office:value-type="string">
            <text:p>Travis Mavrichtmavrich@jcvi.org </text:p>
          </table:table-cell>
          <table:table-cell office:value-type="date" office:date-value="2013-01-28">
            <text:p>01/28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un</text:p>
          </table:table-cell>
          <table:table-cell table:style-name="ce2" office:value-type="string">
            <text:p>Lijie Sunlsun@jcvi.org </text:p>
          </table:table-cell>
          <table:table-cell table:style-name="ce6" office:value-type="date" office:date-value="2013-02-01">
            <text:p>02/01/13</text:p>
          </table:table-cell>
          <table:table-cell table:style-name="ce2" office:value-type="string">
            <text:p><text:s text:c="4"/>jira-users</text:p>
          </table:table-cell>
          <table:table-cell table:style-name="ce2" office:value-type="string">
            <text:p>JIRA Delegated Authentication Directory</text:p>
          </table:table-cell>
          <table:table-cell table:style-name="ce2" office:value-type="string">
            <text:p>Doesn't exist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kmunoz</text:p>
          </table:table-cell>
          <table:table-cell table:style-name="ce1" office:value-type="string">
            <text:p>Kathy Ongkong@jcvi.org </text:p>
          </table:table-cell>
          <table:table-cell table:style-name="ce5" office:value-type="date" office:date-value="2013-02-19">
            <text:p>02/19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rpieper</text:p>
          </table:table-cell>
          <table:table-cell office:value-type="string">
            <text:p>Rembert Pieperrpieper@jcvi.org </text:p>
          </table:table-cell>
          <table:table-cell office:value-type="date" office:date-value="2013-02-19">
            <text:p>02/1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temmel</text:p>
          </table:table-cell>
          <table:table-cell office:value-type="string">
            <text:p>Tom Emmeltemmel@tigr.org </text:p>
          </table:table-cell>
          <table:table-cell office:value-type="date" office:date-value="2013-02-26">
            <text:p>02/26/13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merryma</text:p>
          </table:table-cell>
          <table:table-cell table:style-name="ce3" office:value-type="string">
            <text:p>Chuck Merrymancmerryma@jcvi.org </text:p>
          </table:table-cell>
          <table:table-cell table:style-name="ce7" office:value-type="date" office:date-value="2013-02-27">
            <text:p>02/27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Delegated Authentication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rchuang</text:p>
          </table:table-cell>
          <table:table-cell table:style-name="ce3" office:value-type="string">
            <text:p>Ray-Yaun ChuangRChuang@jcvi.org </text:p>
          </table:table-cell>
          <table:table-cell table:style-name="ce7" office:value-type="date" office:date-value="2013-03-05">
            <text:p>03/05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Internal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>
            <text:p>ecaler</text:p>
          </table:table-cell>
          <table:table-cell table:style-name="ce1" office:value-type="string">
            <text:p>Lis Calerecaler@jcvi.org </text:p>
          </table:table-cell>
          <table:table-cell table:style-name="ce5" office:value-type="date" office:date-value="2013-03-14">
            <text:p>03/14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mclella</text:p>
          </table:table-cell>
          <table:table-cell table:style-name="ce1" office:value-type="string">
            <text:p>Micheal McLellanmmclella@jcvi.org </text:p>
          </table:table-cell>
          <table:table-cell table:style-name="ce5" office:value-type="date" office:date-value="2013-03-14">
            <text:p>03/14/13</text:p>
          </table:table-cell>
          <table:table-cell table:style-name="ce1" office:value-type="string">
            <text:p><text:s text:c="4"/>jira-users <text:s text:c="3"/>viral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dgreer</text:p>
          </table:table-cell>
          <table:table-cell office:value-type="string">
            <text:p>Douglas Greerdgreer@jcvi.org </text:p>
          </table:table-cell>
          <table:table-cell office:value-type="date" office:date-value="2013-03-18">
            <text:p>03/18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ishii</text:p>
          </table:table-cell>
          <table:table-cell office:value-type="string">
            <text:p>Shunichi Ishiisishii@jcvi.org </text:p>
          </table:table-cell>
          <table:table-cell office:value-type="date" office:date-value="2013-03-20">
            <text:p>03/2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eearltest</text:p>
          </table:table-cell>
          <table:table-cell office:value-type="string">
            <text:p>Eric C. Earleearltest@jcvi.org </text:p>
          </table:table-cell>
          <table:table-cell office:value-type="date" office:date-value="2013-03-22">
            <text:p>03/22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krishna</text:p>
          </table:table-cell>
          <table:table-cell table:style-name="ce3" office:value-type="string">
            <text:p>Radha Krishnakumarrkrishna@jcvi.org </text:p>
          </table:table-cell>
          <table:table-cell table:style-name="ce7" office:value-type="date" office:date-value="2013-03-26">
            <text:p>03/26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Delegated Authentication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asubba</text:p>
          </table:table-cell>
          <table:table-cell office:value-type="string">
            <text:p>Anju Subbaasubba@jcvi.org </text:p>
          </table:table-cell>
          <table:table-cell office:value-type="date" office:date-value="2013-04-02">
            <text:p>04/02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zyla</text:p>
          </table:table-cell>
          <table:table-cell office:value-type="string">
            <text:p>Mike Zylamzyla@jcvi.org </text:p>
          </table:table-cell>
          <table:table-cell office:value-type="date" office:date-value="2013-04-03">
            <text:p>04/03/13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gillard</text:p>
          </table:table-cell>
          <table:table-cell office:value-type="string">
            <text:p>Jeroen GillardJGillard@jcvi.org </text:p>
          </table:table-cell>
          <table:table-cell office:value-type="date" office:date-value="2013-04-09">
            <text:p>04/0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gsutton</text:p>
          </table:table-cell>
          <table:table-cell office:value-type="string">
            <text:p>Granger Suttongsutton@jcvi.org </text:p>
          </table:table-cell>
          <table:table-cell office:value-type="date" office:date-value="2013-04-12">
            <text:p>04/12/13</text:p>
          </table:table-cell>
          <table:table-cell office:value-type="string">
            <text:p><text:s text:c="4"/>funding <text:s text:c="3"/>funding-alerts <text:s text:c="3"/>jira-users <text:s text:c="3"/>prok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schrbakova</text:p>
          </table:table-cell>
          <table:table-cell table:style-name="ce3" office:value-type="string">
            <text:p>Sana Scherbakovasscherba@jcvi.org </text:p>
          </table:table-cell>
          <table:table-cell table:style-name="ce7" office:value-type="date" office:date-value="2013-04-30">
            <text:p>04/30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Internal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jmclean</text:p>
          </table:table-cell>
          <table:table-cell office:value-type="string">
            <text:p>Jeffrey McLeanjmclean@jcvi.org </text:p>
          </table:table-cell>
          <table:table-cell office:value-type="date" office:date-value="2013-05-06">
            <text:p>05/0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bwalenz</text:p>
          </table:table-cell>
          <table:table-cell office:value-type="string">
            <text:p>Brian Walenzbwalenz@jcvi.org </text:p>
          </table:table-cell>
          <table:table-cell office:value-type="date" office:date-value="2013-05-09">
            <text:p>05/0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yyang</text:p>
          </table:table-cell>
          <table:table-cell office:value-type="string">
            <text:p>Youngik YangYoungik.Yang@jcvi.org </text:p>
          </table:table-cell>
          <table:table-cell office:value-type="date" office:date-value="2013-05-09">
            <text:p>05/0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lzeigler</text:p>
          </table:table-cell>
          <table:table-cell office:value-type="string">
            <text:p>Lisa Zeiglerlzeigler@jcvi.org </text:p>
          </table:table-cell>
          <table:table-cell office:value-type="date" office:date-value="2013-05-14">
            <text:p>05/14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edlund</text:p>
          </table:table-cell>
          <table:table-cell office:value-type="string">
            <text:p>Anna Edlundaedlund@jcvi.org </text:p>
          </table:table-cell>
          <table:table-cell office:value-type="date" office:date-value="2013-05-21">
            <text:p>05/2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zaveri</text:p>
          </table:table-cell>
          <table:table-cell table:style-name="ce3" office:value-type="string">
            <text:p>Jayshree Zaverijzaveri@jcvi.org </text:p>
          </table:table-cell>
          <table:table-cell table:style-name="ce7" office:value-type="date" office:date-value="2013-05-22">
            <text:p>05/22/13</text:p>
          </table:table-cell>
          <table:table-cell table:style-name="ce3" office:value-type="string">
            <text:p><text:s text:c="4"/>jira-users</text:p>
          </table:table-cell>
          <table:table-cell table:style-name="ce3" office:value-type="string">
            <text:p>JIRA Delegated Authentication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vsharov</text:p>
          </table:table-cell>
          <table:table-cell office:value-type="string">
            <text:p>Vasily SharovVSharov@jcvi.org </text:p>
          </table:table-cell>
          <table:table-cell office:value-type="date" office:date-value="2013-05-30">
            <text:p>05/30/13</text:p>
          </table:table-cell>
          <table:table-cell office:value-type="string">
            <text:p><text:s text:c="4"/>jira-users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tirone</text:p>
          </table:table-cell>
          <table:table-cell office:value-type="string">
            <text:p>Angel Tironeatirone@jcvi.org </text:p>
          </table:table-cell>
          <table:table-cell office:value-type="date" office:date-value="2013-06-03">
            <text:p>06/03/13</text:p>
          </table:table-cell>
          <table:table-cell office:value-type="string">
            <text:p><text:s text:c="4"/>is-team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i</text:p>
          </table:table-cell>
          <table:table-cell table:style-name="ce3" office:value-type="string">
            <text:p>Kelvin Likelvin.li@venterinstitute.org </text:p>
          </table:table-cell>
          <table:table-cell table:style-name="ce7" office:value-type="date" office:date-value="2013-06-05">
            <text:p>06/05/13</text:p>
          </table:table-cell>
          <table:table-cell table:style-name="ce3" office:value-type="string">
            <text:p><text:s text:c="4"/>jira-users <text:s text:c="3"/>sk-team <text:s text:c="3"/>ts-team</text:p>
          </table:table-cell>
          <table:table-cell table:style-name="ce3" office:value-type="string">
            <text:p>JIRA Delegated Authentication Directory</text:p>
          </table:table-cell>
          <table:table-cell table:style-name="ce3" office:value-type="string">
            <text:p>Vi?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spakala</text:p>
          </table:table-cell>
          <table:table-cell office:value-type="string">
            <text:p>suman pakalaspakala@jcvi.org </text:p>
          </table:table-cell>
          <table:table-cell office:value-type="date" office:date-value="2013-06-05">
            <text:p>06/05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badger</text:p>
          </table:table-cell>
          <table:table-cell office:value-type="string">
            <text:p>Jonathan Badgerjbadger@jcvi.org </text:p>
          </table:table-cell>
          <table:table-cell office:value-type="date" office:date-value="2013-06-06">
            <text:p>06/0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jmccrow</text:p>
          </table:table-cell>
          <table:table-cell office:value-type="string">
            <text:p>John McCrowjmccrow@jcvi.org </text:p>
          </table:table-cell>
          <table:table-cell office:value-type="date" office:date-value="2013-06-10">
            <text:p>06/1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wright</text:p>
          </table:table-cell>
          <table:table-cell office:value-type="string">
            <text:p>Meredith Wrightmwright@jcvi.org </text:p>
          </table:table-cell>
          <table:table-cell office:value-type="date" office:date-value="2013-06-11">
            <text:p>06/1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basu</text:p>
          </table:table-cell>
          <table:table-cell table:style-name="ce1" office:value-type="string">
            <text:p>Malay Basumbasu@jcvi.org </text:p>
          </table:table-cell>
          <table:table-cell table:style-name="ce5" office:value-type="date" office:date-value="2013-06-12">
            <text:p>06/12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atenney</text:p>
          </table:table-cell>
          <table:table-cell office:value-type="string">
            <text:p>Tenney, Aaronatenney@jcvi.org </text:p>
          </table:table-cell>
          <table:table-cell office:value-type="date" office:date-value="2013-06-25">
            <text:p>06/25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vinita</text:p>
          </table:table-cell>
          <table:table-cell office:value-type="string">
            <text:p>Vinita Joardarvinita@jcvi.org </text:p>
          </table:table-cell>
          <table:table-cell office:value-type="date" office:date-value="2013-06-25">
            <text:p>06/25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peterse</text:p>
          </table:table-cell>
          <table:table-cell office:value-type="string">
            <text:p>Desiree Petersendpetersen@jcvi.org </text:p>
          </table:table-cell>
          <table:table-cell office:value-type="date" office:date-value="2013-06-27">
            <text:p>06/27/13</text:p>
          </table:table-cell>
          <table:table-cell office:value-type="string">
            <text:p><text:s text:c="4"/>Ion workorder group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upakala</text:p>
          </table:table-cell>
          <table:table-cell office:value-type="string">
            <text:p>Suchitra PakalaSuchitra.Pakala@jcvi.org </text:p>
          </table:table-cell>
          <table:table-cell office:value-type="date" office:date-value="2013-06-27">
            <text:p>06/27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delboy</text:p>
          </table:table-cell>
          <table:table-cell office:value-type="string">
            <text:p>Mark Delboymdelboy@jcvi.org </text:p>
          </table:table-cell>
          <table:table-cell office:value-type="date" office:date-value="2013-07-01">
            <text:p>07/0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obretsch</text:p>
          </table:table-cell>
          <table:table-cell office:value-type="string">
            <text:p>Orianna Bretschgerobretschger@jcvi.org </text:p>
          </table:table-cell>
          <table:table-cell office:value-type="date" office:date-value="2013-07-01">
            <text:p>07/0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chandra</text:p>
          </table:table-cell>
          <table:table-cell table:style-name="ce1" office:value-type="string">
            <text:p>Raghu Chandramohanrchandra@jcvi.org </text:p>
          </table:table-cell>
          <table:table-cell table:style-name="ce5" office:value-type="date" office:date-value="2013-07-08">
            <text:p>07/08/13</text:p>
          </table:table-cell>
          <table:table-cell table:style-name="ce1" office:value-type="string">
            <text:p><text:s text:c="4"/>jira-users <text:s text:c="3"/>jj-team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dnegrott</text:p>
          </table:table-cell>
          <table:table-cell office:value-type="string">
            <text:p>Dave Negrottodnegrotto@jcvi.org </text:p>
          </table:table-cell>
          <table:table-cell office:value-type="date" office:date-value="2013-07-10">
            <text:p>07/10/13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vashee</text:p>
          </table:table-cell>
          <table:table-cell office:value-type="string">
            <text:p>Vashee, Sanjaysvashee@jcvi.org </text:p>
          </table:table-cell>
          <table:table-cell office:value-type="date" office:date-value="2013-07-10">
            <text:p>07/1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ogerman</text:p>
          </table:table-cell>
          <table:table-cell office:value-type="string">
            <text:p>German, Oksanaogerman@jcvi.org </text:p>
          </table:table-cell>
          <table:table-cell office:value-type="date" office:date-value="2013-07-11">
            <text:p>07/11/13</text:p>
          </table:table-cell>
          <table:table-cell office:value-type="string">
            <text:p><text:s text:c="4"/>jira-users <text:s text:c="3"/>Sanger workorder group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nyaku</text:p>
          </table:table-cell>
          <table:table-cell office:value-type="string">
            <text:p>Seloame Nyakusnyaku@jcvi.org </text:p>
          </table:table-cell>
          <table:table-cell office:value-type="date" office:date-value="2013-07-11">
            <text:p>07/1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bennici</text:p>
          </table:table-cell>
          <table:table-cell table:style-name="ce1" office:value-type="string">
            <text:p>Anthony Benniciabennici@jcvi.org </text:p>
          </table:table-cell>
          <table:table-cell table:style-name="ce5" office:value-type="date" office:date-value="2013-07-12">
            <text:p>07/12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srao</text:p>
          </table:table-cell>
          <table:table-cell office:value-type="string">
            <text:p>Sripathi Raosrao@jcvi.org </text:p>
          </table:table-cell>
          <table:table-cell office:value-type="date" office:date-value="2013-07-12">
            <text:p>07/12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ybao</text:p>
          </table:table-cell>
          <table:table-cell office:value-type="string">
            <text:p>Bao, Yiming (NIH/NLM/NCBI)jira-tracking@jcvi.org </text:p>
          </table:table-cell>
          <table:table-cell office:value-type="date" office:date-value="2013-07-12">
            <text:p>07/12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Internal Directory</text:p>
          </table:table-cell>
          <table:table-cell table:number-columns-repeated="1019"/>
        </table:table-row>
        <table:table-row table:style-name="ro1">
          <table:table-cell office:value-type="string">
            <text:p>ekelsey</text:p>
          </table:table-cell>
          <table:table-cell office:value-type="string">
            <text:p>Erin Beckekelsey@jcvi.org </text:p>
          </table:table-cell>
          <table:table-cell office:value-type="date" office:date-value="2013-07-15">
            <text:p>07/15/13</text:p>
          </table:table-cell>
          <table:table-cell office:value-type="string">
            <text:p><text:s text:c="4"/>jira-users <text:s text:c="3"/>prok-team <text:s text:c="3"/>sk-team <text:s text:c="3"/>td-team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rlasken</text:p>
          </table:table-cell>
          <table:table-cell office:value-type="string">
            <text:p>Roger Laskenrlasken@jcvi.org </text:p>
          </table:table-cell>
          <table:table-cell office:value-type="date" office:date-value="2013-07-16">
            <text:p>07/1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schobel</text:p>
          </table:table-cell>
          <table:table-cell office:value-type="string">
            <text:p>Seth Schobelsschobel@jcvi.org </text:p>
          </table:table-cell>
          <table:table-cell office:value-type="date" office:date-value="2013-07-16">
            <text:p>07/16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eearl</text:p>
          </table:table-cell>
          <table:table-cell office:value-type="string">
            <text:p>Eric Earleearl@jcvi.org </text:p>
          </table:table-cell>
          <table:table-cell office:value-type="date" office:date-value="2013-07-18">
            <text:p>07/18/13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yyu</text:p>
          </table:table-cell>
          <table:table-cell office:value-type="string">
            <text:p>Yan Yuyyu@jcvi.org </text:p>
          </table:table-cell>
          <table:table-cell office:value-type="date" office:date-value="2013-07-18">
            <text:p>07/18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qian</text:p>
          </table:table-cell>
          <table:table-cell office:value-type="string">
            <text:p>Max Qianmqian@jcvi.org </text:p>
          </table:table-cell>
          <table:table-cell office:value-type="date" office:date-value="2013-07-24">
            <text:p>07/24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mishra</text:p>
          </table:table-cell>
          <table:table-cell table:style-name="ce1" office:value-type="string">
            <text:p>Pamela Mishrapmishra@jcvi.org </text:p>
          </table:table-cell>
          <table:table-cell table:style-name="ce5" office:value-type="date" office:date-value="2013-07-26">
            <text:p>07/26/13</text:p>
          </table:table-cell>
          <table:table-cell table:style-name="ce1" office:value-type="string">
            <text:p><text:s text:c="4"/>CLC_Admin <text:s text:c="3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psikorsk</text:p>
          </table:table-cell>
          <table:table-cell office:value-type="string">
            <text:p>Patricia Sikorskipsikorsk@jcvi.org </text:p>
          </table:table-cell>
          <table:table-cell office:value-type="date" office:date-value="2013-07-29">
            <text:p>07/2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chandra</text:p>
          </table:table-cell>
          <table:table-cell office:value-type="string">
            <text:p>Suchismita Chandranschandra@jcvi.org </text:p>
          </table:table-cell>
          <table:table-cell office:value-type="date" office:date-value="2013-07-29">
            <text:p>07/2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das</text:p>
          </table:table-cell>
          <table:table-cell office:value-type="string">
            <text:p>Suman Dassdas@jcvi.org </text:p>
          </table:table-cell>
          <table:table-cell office:value-type="date" office:date-value="2013-07-30">
            <text:p>07/3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aft</text:p>
          </table:table-cell>
          <table:table-cell office:value-type="string">
            <text:p>Daniel Hafthaft@jcvi.org </text:p>
          </table:table-cell>
          <table:table-cell office:value-type="date" office:date-value="2013-07-31">
            <text:p>07/3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lbrinkac</text:p>
          </table:table-cell>
          <table:table-cell office:value-type="string">
            <text:p>Lauren Brinkaclbrinkac@jcvi.org </text:p>
          </table:table-cell>
          <table:table-cell office:value-type="date" office:date-value="2013-07-31">
            <text:p>07/31/13</text:p>
          </table:table-cell>
          <table:table-cell office:value-type="string">
            <text:p><text:s text:c="4"/>jira-users <text:s text:c="3"/>prok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kmoon</text:p>
          </table:table-cell>
          <table:table-cell office:value-type="string">
            <text:p>Kyung Moonkmoon@jcvi.org </text:p>
          </table:table-cell>
          <table:table-cell office:value-type="date" office:date-value="2013-08-01">
            <text:p>08/0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lappalla</text:p>
          </table:table-cell>
          <table:table-cell office:value-type="string">
            <text:p>Lakshmi Appallalappalla@jcvi.org </text:p>
          </table:table-cell>
          <table:table-cell office:value-type="date" office:date-value="2013-08-01">
            <text:p>08/01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lapoint</text:p>
          </table:table-cell>
          <table:table-cell office:value-type="string">
            <text:p>Matthew LaPointemlapointe@jcvi.org </text:p>
          </table:table-cell>
          <table:table-cell office:value-type="date" office:date-value="2013-08-02">
            <text:p>08/02/13</text:p>
          </table:table-cell>
          <table:table-cell office:value-type="string">
            <text:p><text:s text:c="4"/>funding <text:s text:c="3"/>funding-alert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vthovara</text:p>
          </table:table-cell>
          <table:table-cell office:value-type="string">
            <text:p>Vishal Thovaraivthovara@jcvi.org </text:p>
          </table:table-cell>
          <table:table-cell office:value-type="date" office:date-value="2013-08-02">
            <text:p>08/02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harkins</text:p>
          </table:table-cell>
          <table:table-cell office:value-type="string">
            <text:p>Derek Harkinsdharkins@jcvi.org </text:p>
          </table:table-cell>
          <table:table-cell office:value-type="date" office:date-value="2013-08-05">
            <text:p>08/05/13</text:p>
          </table:table-cell>
          <table:table-cell office:value-type="string">
            <text:p><text:s text:c="4"/>jira-users <text:s text:c="3"/>prok-ba <text:s text:c="3"/>prok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tovtchi</text:p>
          </table:table-cell>
          <table:table-cell office:value-type="string">
            <text:p>Andrey Tovchigrechkoatovtchi@jcvi.org </text:p>
          </table:table-cell>
          <table:table-cell office:value-type="date" office:date-value="2013-08-06">
            <text:p>08/0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bmethe</text:p>
          </table:table-cell>
          <table:table-cell office:value-type="string">
            <text:p>Barbara Methebmethe@jcvi.org </text:p>
          </table:table-cell>
          <table:table-cell office:value-type="date" office:date-value="2013-08-08">
            <text:p>08/08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avidh</text:p>
          </table:table-cell>
          <table:table-cell office:value-type="string">
            <text:p>David Haftdavidh@jcvi.org </text:p>
          </table:table-cell>
          <table:table-cell office:value-type="date" office:date-value="2013-08-08">
            <text:p>08/08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hochste</text:p>
          </table:table-cell>
          <table:table-cell office:value-type="string">
            <text:p>Haley Hochsteinhhochste@email.com </text:p>
          </table:table-cell>
          <table:table-cell office:value-type="date" office:date-value="2013-08-09">
            <text:p>08/0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miller</text:p>
          </table:table-cell>
          <table:table-cell office:value-type="string">
            <text:p>Jason Millerjmiller@jcvi.org </text:p>
          </table:table-cell>
          <table:table-cell office:value-type="date" office:date-value="2013-08-09">
            <text:p>08/0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klasfel</text:p>
          </table:table-cell>
          <table:table-cell table:style-name="ce1" office:value-type="string">
            <text:p>Samantha Klasfeldsklasfel@jcvi.org </text:p>
          </table:table-cell>
          <table:table-cell table:style-name="ce5" office:value-type="date" office:date-value="2013-08-09">
            <text:p>08/09/13</text:p>
          </table:table-cell>
          <table:table-cell table:style-name="ce1" office:value-type="string">
            <text:p><text:s text:c="4"/>jira-users</text:p>
          </table:table-cell>
          <table:table-cell table:style-name="ce1" office:value-type="string">
            <text:p>JIRA Delegated Authentication Directory</text:p>
          </table:table-cell>
          <table:table-cell table:style-name="ce1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rcoyne</text:p>
          </table:table-cell>
          <table:table-cell office:value-type="string">
            <text:p>Robert S. Coynercoyne@jcvi.org </text:p>
          </table:table-cell>
          <table:table-cell office:value-type="date" office:date-value="2013-08-12">
            <text:p>08/12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szpakow</text:p>
          </table:table-cell>
          <table:table-cell office:value-type="string">
            <text:p>Sebastian Szpakowskisszpakow@jcvi.org </text:p>
          </table:table-cell>
          <table:table-cell office:value-type="date" office:date-value="2013-08-12">
            <text:p>08/12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boleary</text:p>
          </table:table-cell>
          <table:table-cell office:value-type="string">
            <text:p>Bill O'LearyBOLeary@jcvi.org </text:p>
          </table:table-cell>
          <table:table-cell office:value-type="date" office:date-value="2013-08-13">
            <text:p>08/13/13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hishii</text:p>
          </table:table-cell>
          <table:table-cell office:value-type="string">
            <text:p>Shino IshiiShino.Ishii@jcvi.org </text:p>
          </table:table-cell>
          <table:table-cell office:value-type="date" office:date-value="2013-08-13">
            <text:p>08/13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ebertran</text:p>
          </table:table-cell>
          <table:table-cell office:value-type="string">
            <text:p>Erin Bertrandebertran@jcvi.org </text:p>
          </table:table-cell>
          <table:table-cell office:value-type="date" office:date-value="2013-08-15">
            <text:p>08/15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lucas</text:p>
          </table:table-cell>
          <table:table-cell office:value-type="string">
            <text:p>Sarah Lucasslucas@jcvi.org </text:p>
          </table:table-cell>
          <table:table-cell office:value-type="date" office:date-value="2013-08-15">
            <text:p>08/15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hall</text:p>
          </table:table-cell>
          <table:table-cell office:value-type="string">
            <text:p>Adam Hallahall@jcvi.org </text:p>
          </table:table-cell>
          <table:table-cell office:value-type="date" office:date-value="2013-08-16">
            <text:p>08/1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shatsma</text:p>
          </table:table-cell>
          <table:table-cell office:value-type="string">
            <text:p>Sofiya Shatsmansshatsma@jcvi.org </text:p>
          </table:table-cell>
          <table:table-cell office:value-type="date" office:date-value="2013-08-16">
            <text:p>08/16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sgrimsha</text:p>
          </table:table-cell>
          <table:table-cell office:value-type="string">
            <text:p>Sarah Grimshawsgrimsha@jcvi.org </text:p>
          </table:table-cell>
          <table:table-cell office:value-type="date" office:date-value="2013-08-19">
            <text:p>08/19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kgeer</text:p>
          </table:table-cell>
          <table:table-cell office:value-type="string">
            <text:p>Keita Geerkgeer@jcvi.org </text:p>
          </table:table-cell>
          <table:table-cell office:value-type="date" office:date-value="2013-08-20">
            <text:p>08/2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jones</text:p>
          </table:table-cell>
          <table:table-cell office:value-type="string">
            <text:p>Marcus Jonesmjones@jcvi.org </text:p>
          </table:table-cell>
          <table:table-cell office:value-type="date" office:date-value="2013-08-20">
            <text:p>08/20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xulin</text:p>
          </table:table-cell>
          <table:table-cell office:value-type="string">
            <text:p>Xudong LinXudong.Lin@jcvi.org </text:p>
          </table:table-cell>
          <table:table-cell office:value-type="date" office:date-value="2013-08-20">
            <text:p>08/20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cdupont</text:p>
          </table:table-cell>
          <table:table-cell office:value-type="string">
            <text:p>Christopher Dupontcdupont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shankar</text:p>
          </table:table-cell>
          <table:table-cell office:value-type="string">
            <text:p>Jyoti Shankarjshankar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bihan</text:p>
          </table:table-cell>
          <table:table-cell office:value-type="string">
            <text:p>Monika Bihanmbihan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 <text:s text:c="3"/>jj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heaney</text:p>
          </table:table-cell>
          <table:table-cell office:value-type="string">
            <text:p>Michael Heaneymheaney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rmadupu</text:p>
          </table:table-cell>
          <table:table-cell office:value-type="string">
            <text:p>Ramana Madupurmadupu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 <text:s text:c="3"/>prok-ba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rrichter</text:p>
          </table:table-cell>
          <table:table-cell office:value-type="string">
            <text:p>Alexander Richterrrichter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hiliang</text:p>
          </table:table-cell>
          <table:table-cell office:value-type="string">
            <text:p>Shiliang Wangshiliang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yooseph</text:p>
          </table:table-cell>
          <table:table-cell office:value-type="string">
            <text:p>Shibu Yoosephsyooseph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funding <text:s text:c="3"/>funding-alerts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tstockwe</text:p>
          </table:table-cell>
          <table:table-cell office:value-type="string">
            <text:p>Tim Stockwelltstockwell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funding <text:s text:c="3"/>funding-alerts <text:s text:c="3"/>jira-users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wnierman</text:p>
          </table:table-cell>
          <table:table-cell office:value-type="string">
            <text:p>William NiermanWilliam.Nierman@jcvi.org </text:p>
          </table:table-cell>
          <table:table-cell office:value-type="date" office:date-value="2013-08-21">
            <text:p>08/21/13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llen</text:p>
          </table:table-cell>
          <table:table-cell table:style-name="ce2" office:value-type="string">
            <text:p>andrew allenaallen@jcvi.org </text:p>
          </table:table-cell>
          <table:table-cell table:style-name="ce6" office:value-type="string">
            <text:p>Friday</text:p>
          </table:table-cell>
          <table:table-cell table:style-name="ce2" office:value-type="string">
            <text:p><text:s text:c="4"/>jira-users</text:p>
          </table:table-cell>
          <table:table-cell table:style-name="ce2" office:value-type="string">
            <text:p>JIRA Delegated Authentication Directory</text:p>
          </table:table-cell>
          <table:table-cell table:style-name="ce2" office:value-type="string">
            <text:p>no shell</text:p>
          </table:table-cell>
          <table:table-cell table:number-columns-repeated="1018"/>
        </table:table-row>
        <table:table-row table:style-name="ro1">
          <table:table-cell office:value-type="string">
            <text:p>bbishop</text:p>
          </table:table-cell>
          <table:table-cell office:value-type="string">
            <text:p>Brian Bishopbbishop@jcvi.org </text:p>
          </table:table-cell>
          <table:table-cell office:value-type="string">
            <text:p>Fri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inman</text:p>
          </table:table-cell>
          <table:table-cell office:value-type="string">
            <text:p>Jason Inmanjinman@jcvi.org </text:p>
          </table:table-cell>
          <table:table-cell office:value-type="string">
            <text:p>Friday</text:p>
          </table:table-cell>
          <table:table-cell office:value-type="string">
            <text:p><text:s text:c="4"/>jira-administrators <text:s text:c="3"/>jira-users <text:s text:c="3"/>prok-team <text:s text:c="3"/>sk-team <text:s text:c="3"/>td-team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kkwon</text:p>
          </table:table-cell>
          <table:table-cell office:value-type="string">
            <text:p>Keehwan Kwonkkwon@jcvi.org </text:p>
          </table:table-cell>
          <table:table-cell office:value-type="string">
            <text:p>Fri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pratap</text:p>
          </table:table-cell>
          <table:table-cell office:value-type="string">
            <text:p>Pratap VenepallyPratap.Venepally@jcvi.org </text:p>
          </table:table-cell>
          <table:table-cell office:value-type="string">
            <text:p>Fri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wwang</text:p>
          </table:table-cell>
          <table:table-cell office:value-type="string">
            <text:p>Wei Wangwwang@jcvi.org </text:p>
          </table:table-cell>
          <table:table-cell office:value-type="string">
            <text:p>Fri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aakopov</text:p>
          </table:table-cell>
          <table:table-cell office:value-type="string">
            <text:p>Asmik Akopovaakopov@jcvi.org </text:p>
          </table:table-cell>
          <table:table-cell office:value-type="string">
            <text:p>Mon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cdtown</text:p>
          </table:table-cell>
          <table:table-cell office:value-type="string">
            <text:p>Chris Towncdtown@jcvi.org </text:p>
          </table:table-cell>
          <table:table-cell office:value-type="string">
            <text:p>Monday</text:p>
          </table:table-cell>
          <table:table-cell office:value-type="string">
            <text:p><text:s text:c="4"/>funding <text:s text:c="3"/>jira-users <text:s text:c="3"/>plant-administrato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cgrose</text:p>
          </table:table-cell>
          <table:table-cell office:value-type="string">
            <text:p>Carissa GroseCGrose@jcvi.org </text:p>
          </table:table-cell>
          <table:table-cell office:value-type="string">
            <text:p>Mon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erik</text:p>
          </table:table-cell>
          <table:table-cell office:value-type="string">
            <text:p>Erik Ferlantierik@jcvi.org </text:p>
          </table:table-cell>
          <table:table-cell office:value-type="string">
            <text:p>Monday</text:p>
          </table:table-cell>
          <table:table-cell office:value-type="string">
            <text:p><text:s text:c="4"/>jira-administrators <text:s text:c="3"/>jira-users <text:s text:c="3"/>vics-devel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lorenzi</text:p>
          </table:table-cell>
          <table:table-cell office:value-type="string">
            <text:p>Hernan Lorenzihlorenzi@jcvi.org </text:p>
          </table:table-cell>
          <table:table-cell office:value-type="string">
            <text:p>Mon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kstucker</text:p>
          </table:table-cell>
          <table:table-cell office:value-type="string">
            <text:p>Karla Stuckerkstucker@jcvi.org </text:p>
          </table:table-cell>
          <table:table-cell office:value-type="string">
            <text:p>Mon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mohan</text:p>
          </table:table-cell>
          <table:table-cell office:value-type="string">
            <text:p>Michael Mohanmmohan@jcvi.org </text:p>
          </table:table-cell>
          <table:table-cell office:value-type="string">
            <text:p>Mon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novotny</text:p>
          </table:table-cell>
          <table:table-cell office:value-type="string">
            <text:p>Mark Novotnymnovotny@jcvi.org </text:p>
          </table:table-cell>
          <table:table-cell office:value-type="string">
            <text:p>Mon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sarmien</text:p>
          </table:table-cell>
          <table:table-cell office:value-type="string">
            <text:p>Maria Kimmsarmien@jcvi.org </text:p>
          </table:table-cell>
          <table:table-cell office:value-type="string">
            <text:p>Monday</text:p>
          </table:table-cell>
          <table:table-cell office:value-type="string">
            <text:p><text:s text:c="4"/>jira-users <text:s text:c="3"/>jj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ngupta</text:p>
          </table:table-cell>
          <table:table-cell office:value-type="string">
            <text:p>Neha Guptangupta@jcvi.org </text:p>
          </table:table-cell>
          <table:table-cell office:value-type="string">
            <text:p>Mon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ekirknes</text:p>
          </table:table-cell>
          <table:table-cell office:value-type="string">
            <text:p>Ewen Kirknessekirknes@jcvi.org </text:p>
          </table:table-cell>
          <table:table-cell office:value-type="string">
            <text:p>Satu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pamedeo</text:p>
          </table:table-cell>
          <table:table-cell office:value-type="string">
            <text:p>Paolo Amedeopamedeo@jcvi.org </text:p>
          </table:table-cell>
          <table:table-cell office:value-type="string">
            <text:p>Sunday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ransier</text:p>
          </table:table-cell>
          <table:table-cell office:value-type="string">
            <text:p>Amy Ransieraransier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brosen</text:p>
          </table:table-cell>
          <table:table-cell office:value-type="string">
            <text:p>Rosen, Benjamin ,brosen@jcvi.org </text:p>
          </table:table-cell>
          <table:table-cell office:value-type="string">
            <text:p>To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bzhou</text:p>
          </table:table-cell>
          <table:table-cell office:value-type="string">
            <text:p>Bin ZhouBin.Zhou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busam</text:p>
          </table:table-cell>
          <table:table-cell office:value-type="string">
            <text:p>Dana Busamdbusam@jcvi.org </text:p>
          </table:table-cell>
          <table:table-cell office:value-type="string">
            <text:p>Today</text:p>
          </table:table-cell>
          <table:table-cell office:value-type="string">
            <text:p><text:s text:c="4"/>454 workorder group <text:s text:c="3"/>Illumina workorder group <text:s text:c="3"/>Ion workorder group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katzel</text:p>
          </table:table-cell>
          <table:table-cell office:value-type="string">
            <text:p>Danny Katzeldkatzel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sk-team <text:s text:c="3"/>ts-team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kim</text:p>
          </table:table-cell>
          <table:table-cell office:value-type="string">
            <text:p>Hyunsoo Kimhkim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mccorri</text:p>
          </table:table-cell>
          <table:table-cell office:value-type="string">
            <text:p>Jamison M McCorrisonjmccorri@jcvi.org </text:p>
          </table:table-cell>
          <table:table-cell office:value-type="string">
            <text:p>Today</text:p>
          </table:table-cell>
          <table:table-cell office:value-type="string">
            <text:p><text:s text:c="4"/>CLC_Admin <text:s text:c="3"/>jira-users <text:s text:c="3"/>jj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kbeeson</text:p>
          </table:table-cell>
          <table:table-cell office:value-type="string">
            <text:p>Karen Yadvish Beesonkbeeson@jcvi.org </text:p>
          </table:table-cell>
          <table:table-cell office:value-type="string">
            <text:p>Today</text:p>
          </table:table-cell>
          <table:table-cell office:value-type="string">
            <text:p><text:s text:c="4"/>454 workorder group <text:s text:c="3"/>Illumina workorder group <text:s text:c="3"/>Ion workorder group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gillis</text:p>
          </table:table-cell>
          <table:table-cell office:value-type="string">
            <text:p>Marcus Gillismgillis@jcvi.org </text:p>
          </table:table-cell>
          <table:table-cell office:value-type="string">
            <text:p>To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torralb</text:p>
          </table:table-cell>
          <table:table-cell office:value-type="string">
            <text:p>Manolito Torralbamtorralb@jcvi.org </text:p>
          </table:table-cell>
          <table:table-cell office:value-type="string">
            <text:p>To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nfedorov</text:p>
          </table:table-cell>
          <table:table-cell office:value-type="string">
            <text:p>Nadia Fedorovanfedorov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pedworth</text:p>
          </table:table-cell>
          <table:table-cell office:value-type="string">
            <text:p>Peter Edworthypedworth@jcvi.org </text:p>
          </table:table-cell>
          <table:table-cell office:value-type="string">
            <text:p>Today</text:p>
          </table:table-cell>
          <table:table-cell office:value-type="string">
            <text:p><text:s text:c="4"/>jira-administrators <text:s text:c="3"/>jira-users <text:s text:c="3"/>vics-devel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pgoetz</text:p>
          </table:table-cell>
          <table:table-cell office:value-type="string">
            <text:p>Phil Goetzpgoetz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prok-team <text:s text:c="3"/>sk-team <text:s text:c="3"/>td-team</text:p>
          </table:table-cell>
          <table:table-cell office:value-type="string">
            <text:p>JIRA Delegated Authentication Directory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>
            <text:p>rhalpin</text:p>
          </table:table-cell>
          <table:table-cell office:value-type="string">
            <text:p>Rebecca Halpinrhalpin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rsanka</text:p>
          </table:table-cell>
          <table:table-cell office:value-type="string">
            <text:p>Ravi Sankarsanka@jcvi.org </text:p>
          </table:table-cell>
          <table:table-cell office:value-type="string">
            <text:p>Today</text:p>
          </table:table-cell>
          <table:table-cell office:value-type="string">
            <text:p><text:s text:c="4"/>CLC_Admin <text:s text:c="3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ampletracking</text:p>
          </table:table-cell>
          <table:table-cell office:value-type="string">
            <text:p>Sample Tracking automated systemrhalpin@jcvi.org </text:p>
          </table:table-cell>
          <table:table-cell office:value-type="string">
            <text:p>Today</text:p>
          </table:table-cell>
          <table:table-cell office:value-type="string">
            <text:p><text:s text:c="4"/>jira-administrators <text:s text:c="3"/>jira-users <text:s text:c="3"/>viral <text:s text:c="3"/>viral-admin</text:p>
          </table:table-cell>
          <table:table-cell office:value-type="string">
            <text:p>JIRA Internal Directory</text:p>
          </table:table-cell>
          <table:table-cell table:number-columns-repeated="1019"/>
        </table:table-row>
        <table:table-row table:style-name="ro1">
          <table:table-cell office:value-type="string">
            <text:p>sbidwell</text:p>
          </table:table-cell>
          <table:table-cell office:value-type="string">
            <text:p>Shelby Bidwellsbidwell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plant-administrato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tryabtse</text:p>
          </table:table-cell>
          <table:table-cell office:value-type="string">
            <text:p>Tamara Ryabtsevatryabtse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Sanger workorder group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ttsitrin</text:p>
          </table:table-cell>
          <table:table-cell office:value-type="string">
            <text:p>Tamara Tsitrinttsitrin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vpuri</text:p>
          </table:table-cell>
          <table:table-cell office:value-type="string">
            <text:p>Vinita Purivpuri@jcvi.org </text:p>
          </table:table-cell>
          <table:table-cell office:value-type="string">
            <text:p>Today</text:p>
          </table:table-cell>
          <table:table-cell office:value-type="string">
            <text:p><text:s text:c="4"/>jira-users <text:s text:c="3"/>viral <text:s text:c="3"/>viral-admin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ychoi</text:p>
          </table:table-cell>
          <table:table-cell office:value-type="string">
            <text:p>Yongwook ChoiYongwook.Choi@jcvi.org </text:p>
          </table:table-cell>
          <table:table-cell office:value-type="string">
            <text:p>To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achan</text:p>
          </table:table-cell>
          <table:table-cell office:value-type="string">
            <text:p>Agnes Chanachan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plant-administrato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fouts</text:p>
          </table:table-cell>
          <table:table-cell office:value-type="string">
            <text:p>Derrick Foutsdfouts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dwentwor</text:p>
          </table:table-cell>
          <table:table-cell office:value-type="string">
            <text:p>David WentworthDwentworth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baden</text:p>
          </table:table-cell>
          <table:table-cell office:value-type="string">
            <text:p>Holly Baden-Tillsonhbaden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kozup</text:p>
          </table:table-cell>
          <table:table-cell office:value-type="string">
            <text:p>Heaven Oliver-Kozuphkozup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htang</text:p>
          </table:table-cell>
          <table:table-cell office:value-type="string">
            <text:p>Haibao Tanghtang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plant-administrato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isingh</text:p>
          </table:table-cell>
          <table:table-cell office:value-type="string">
            <text:p>Indresh Singhisingh@jcvi.org </text:p>
          </table:table-cell>
          <table:table-cell office:value-type="string">
            <text:p>Yesterday</text:p>
          </table:table-cell>
          <table:table-cell office:value-type="string">
            <text:p><text:s text:c="4"/>CLC_Admin <text:s text:c="3"/>funding <text:s text:c="3"/>funding-alerts <text:s text:c="3"/>is-team <text:s text:c="3"/>jira-administrators <text:s text:c="3"/>jira-users <text:s text:c="3"/>sk-team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bera</text:p>
          </table:table-cell>
          <table:table-cell office:value-type="string">
            <text:p>jayati Berajber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depew</text:p>
          </table:table-cell>
          <table:table-cell office:value-type="string">
            <text:p>Jessica DePewjdepew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glass</text:p>
          </table:table-cell>
          <table:table-cell office:value-type="string">
            <text:p>John GlassJohn.Glass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hoover</text:p>
          </table:table-cell>
          <table:table-cell office:value-type="string">
            <text:p>Jeff Hooverjeffrey.hoover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lk-team <text:s text:c="3"/>sk-team <text:s text:c="3"/>vics-deve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jiradefault</text:p>
          </table:table-cell>
          <table:table-cell office:value-type="string">
            <text:p>Jira Default Accountjiradefault@jcvi.org </text:p>
          </table:table-cell>
          <table:table-cell office:value-type="string">
            <text:p>Yesterday</text:p>
          </table:table-cell>
          <table:table-cell office:value-type="string">
            <text:p><text:s text:c="4"/>funding <text:s text:c="3"/>jira-users</text:p>
          </table:table-cell>
          <table:table-cell office:value-type="string">
            <text:p>JIRA Internal Directory</text:p>
          </table:table-cell>
          <table:table-cell table:number-columns-repeated="1019"/>
        </table:table-row>
        <table:table-row table:style-name="ro1">
          <table:table-cell office:value-type="string">
            <text:p>llosada</text:p>
          </table:table-cell>
          <table:table-cell office:value-type="string">
            <text:p>Liliana Losadallosad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lma</text:p>
          </table:table-cell>
          <table:table-cell office:value-type="string">
            <text:p>Li Malm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madams</text:p>
          </table:table-cell>
          <table:table-cell office:value-type="string">
            <text:p>Mark Adamsmadams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nzafar</text:p>
          </table:table-cell>
          <table:table-cell office:value-type="string">
            <text:p>Nikhat Zafarnzafar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pweyman</text:p>
          </table:table-cell>
          <table:table-cell office:value-type="string">
            <text:p>Philip Weymanpweyman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rvenkata</text:p>
          </table:table-cell>
          <table:table-cell office:value-type="string">
            <text:p>Rajagopala Venkatapparvenkat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durkin</text:p>
          </table:table-cell>
          <table:table-cell office:value-type="string">
            <text:p>Scott Durkinsdurkin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prok-ba <text:s text:c="3"/>prok-team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mounaud</text:p>
          </table:table-cell>
          <table:table-cell office:value-type="string">
            <text:p>Stephanie Mouanudsmounaud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  <table:table-cell table:number-columns-repeated="1019"/>
        </table:table-row>
        <table:table-row table:style-name="ro1">
          <table:table-cell office:value-type="string">
            <text:p>sshrivas</text:p>
          </table:table-cell>
          <table:table-cell office:value-type="string">
            <text:p>Susmita Shrivastavasshrivas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prok-ba <text:s text:c="3"/>viral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vetlana</text:p>
          </table:table-cell>
          <table:table-cell office:value-type="string">
            <text:p>Svetlana Karamychevasvetlan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syildiri</text:p>
          </table:table-cell>
          <table:table-cell office:value-type="string">
            <text:p>Yildirim, Suleymansyildiri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1">
          <table:table-cell office:value-type="string">
            <text:p>vkrishna</text:p>
          </table:table-cell>
          <table:table-cell office:value-type="string">
            <text:p>Vivek Krishnakumarvkrishna@jcvi.org </text:p>
          </table:table-cell>
          <table:table-cell office:value-type="string">
            <text:p>Yesterday</text:p>
          </table:table-cell>
          <table:table-cell office:value-type="string">
            <text:p><text:s text:c="4"/>jira-users <text:s text:c="3"/>plant-administrators</text:p>
          </table:table-cell>
          <table:table-cell office:value-type="string">
            <text:p>JIRA Delegated Authentication Directory</text:p>
          </table:table-cell>
          <table:table-cell table:number-columns-repeated="1019"/>
        </table:table-row>
        <table:table-row table:style-name="ro2" table:number-rows-repeated="65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ctivated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3">
          <table:table-cell table:style-name="ce9" office:value-type="string">
            <text:p>Old Bugzilla Users</text:p>
          </table:table-cell>
          <table:table-cell table:number-columns-repeated="4"/>
        </table:table-row>
        <table:table-row table:style-name="ro1">
          <table:table-cell office:value-type="string">
            <text:p>achaudha@tigr.org</text:p>
          </table:table-cell>
          <table:table-cell office:value-type="string">
            <text:p>Chaudhary, Abhilashaachaudh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ganapat@tigr.org</text:p>
          </table:table-cell>
          <table:table-cell office:value-type="string">
            <text:p>Ganapathy, Anuradhaaganapat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gussman@tigr.org</text:p>
          </table:table-cell>
          <table:table-cell office:value-type="string">
            <text:p>Aaron Gussmanagussm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lexs@tigr.org</text:p>
          </table:table-cell>
          <table:table-cell office:value-type="string">
            <text:p>Alex Skovorodnevalex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mahurka@tigr.org</text:p>
          </table:table-cell>
          <table:table-cell office:value-type="string">
            <text:p>Mahurkar, Anupamahurk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shvarts@tigr.org</text:p>
          </table:table-cell>
          <table:table-cell office:value-type="string">
            <text:p>Shvartsbeyn, AllaAShvart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haas@tigr.org</text:p>
          </table:table-cell>
          <table:table-cell office:value-type="string">
            <text:p>Haas, Brian J.bhaa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hauser@tigr.org</text:p>
          </table:table-cell>
          <table:table-cell office:value-type="string">
            <text:p>Hauser, Christopherchause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yu@tigr.org</text:p>
          </table:table-cell>
          <table:table-cell office:value-type="string">
            <text:p>Yu, Chunhuicy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kosack@tigr.org</text:p>
          </table:table-cell>
          <table:table-cell office:value-type="string">
            <text:p>Kosack, Daniel (Dan) S.DKosack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sommer@tigr.org</text:p>
          </table:table-cell>
          <table:table-cell office:value-type="string">
            <text:p>Sommer, Danieldsomme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lee@tigr.org</text:p>
          </table:table-cell>
          <table:table-cell office:value-type="string">
            <text:p>Lee, Edele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ly@tigr.org</text:p>
          </table:table-cell>
          <table:table-cell office:value-type="string">
            <text:p>Ly, Eugeneely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koo@tigr.org</text:p>
          </table:table-cell>
          <table:table-cell office:value-type="string">
            <text:p>Koo, Hean L.hko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orvis@gmail.com</text:p>
          </table:table-cell>
          <table:table-cell office:value-type="string">
            <text:p>Joshua Orvisjorvis@gmail.com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orvis@tigr.org</text:p>
          </table:table-cell>
          <table:table-cell office:value-type="string">
            <text:p>Joshua Orvisjorvi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utterb@tigr.org</text:p>
          </table:table-cell>
          <table:table-cell office:value-type="string">
            <text:p>Josh Utterbackjutterb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vamat@tigr.org</text:p>
          </table:table-cell>
          <table:table-cell office:value-type="string">
            <text:p>Vamathevan, JessicaJVamat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weidman@tigr.org</text:p>
          </table:table-cell>
          <table:table-cell office:value-type="string">
            <text:p>Weidman, Janice (Jan) F.JWeidm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haar@tigr.org</text:p>
          </table:table-cell>
          <table:table-cell office:value-type="string">
            <text:p>Lauren Haarlhaa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jtallon@tigr.org</text:p>
          </table:table-cell>
          <table:table-cell office:value-type="string">
            <text:p>Tallon, Luke J.LJTallo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pop@tigr.org</text:p>
          </table:table-cell>
          <table:table-cell office:value-type="string">
            <text:p>Mihai Popmpop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zhurkin@tigr.org</text:p>
          </table:table-cell>
          <table:table-cell office:value-type="string">
            <text:p>Zhurkin, Mikhailmzhurki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hall@tigr.org</text:p>
          </table:table-cell>
          <table:table-cell office:value-type="string">
            <text:p>Hall, Neilnhal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ahn@tigr.org</text:p>
          </table:table-cell>
          <table:table-cell office:value-type="string">
            <text:p>Ahn, Susie J.sah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irisha@tigr.org</text:p>
          </table:table-cell>
          <table:table-cell office:value-type="string">
            <text:p>Sunkara, Sirishasirish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holley@tigr.org</text:p>
          </table:table-cell>
          <table:table-cell office:value-type="string">
            <text:p>Holley, Taratholley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felix@tigr.org</text:p>
          </table:table-cell>
          <table:table-cell office:value-type="string">
            <text:p>Felix, Victorvfelix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wmoskal@tigr.org</text:p>
          </table:table-cell>
          <table:table-cell office:value-type="string">
            <text:p>Moskal, Williamwmoska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wnelson@tigr.org</text:p>
          </table:table-cell>
          <table:table-cell office:value-type="string">
            <text:p>Nelson, William C.wnelso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disabled-users <text:s text:c="3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chan@tigr.org</text:p>
          </table:table-cell>
          <table:table-cell office:value-type="string">
            <text:p>Chan, Agnesach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dvonarx@tigr.org</text:p>
          </table:table-cell>
          <table:table-cell office:value-type="string">
            <text:p>Von Arx, Anna D.advonarx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egan@tigr.org</text:p>
          </table:table-cell>
          <table:table-cell office:value-type="string">
            <text:p>Egan, Amyaeg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klump@tigr.org</text:p>
          </table:table-cell>
          <table:table-cell office:value-type="string">
            <text:p>Andrew Klumpaklump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resnick@tigr.org</text:p>
          </table:table-cell>
          <table:table-cell office:value-type="string">
            <text:p>Adam Resnickaresnick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resnick@venterinstitute.org</text:p>
          </table:table-cell>
          <table:table-cell office:value-type="string">
            <text:p>Adam Resnickaresnick@venterinstitute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shoaibi@tigr.org</text:p>
          </table:table-cell>
          <table:table-cell office:value-type="string">
            <text:p>Shoaibi, AzadehAShoaib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viladeg@jcvi.org</text:p>
          </table:table-cell>
          <table:table-cell office:value-type="string">
            <text:p>Arturo Viladegutaviladeg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lee@tigr.org</text:p>
          </table:table-cell>
          <table:table-cell office:value-type="string">
            <text:p>Lee, Billy T.ble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methe@tigr.org</text:p>
          </table:table-cell>
          <table:table-cell office:value-type="string">
            <text:p>Methe, Barbarabmeth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neuendo@tigr.org</text:p>
          </table:table-cell>
          <table:table-cell office:value-type="string">
            <text:p>Beth Neuendorfbneuend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raisted@tigr.org</text:p>
          </table:table-cell>
          <table:table-cell office:value-type="string">
            <text:p>John Braistedbraisted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tran@tigr.org</text:p>
          </table:table-cell>
          <table:table-cell office:value-type="string">
            <text:p>Tran, BaoBTr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ugzilla-admin@tigr.org</text:p>
          </table:table-cell>
          <table:table-cell office:value-type="string">
            <text:p>Bugzilla Administratorbugzilla-admi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underwo@tigr.org</text:p>
          </table:table-cell>
          <table:table-cell office:value-type="string">
            <text:p>Underwood, Beverlybunderw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whitty@tigr.org</text:p>
          </table:table-cell>
          <table:table-cell office:value-type="string">
            <text:p>Brett Whittybwhitty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coleman@jcvi.org</text:p>
          </table:table-cell>
          <table:table-cell office:value-type="string">
            <text:p>Coleman, Craigccoleman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dtown@tigr.org</text:p>
          </table:table-cell>
          <table:table-cell office:value-type="string">
            <text:p>Town, Christopher D.cdtow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haywood@tigr.org</text:p>
          </table:table-cell>
          <table:table-cell office:value-type="string">
            <text:p>Claudia Haywoodchaywood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lu@tigr.org</text:p>
          </table:table-cell>
          <table:table-cell office:value-type="string">
            <text:p>Lu, Charlescl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rabtree@tigr.org</text:p>
          </table:table-cell>
          <table:table-cell office:value-type="string">
            <text:p>Crabtree, Jonathancrabtre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ronning@tigr.org</text:p>
          </table:table-cell>
          <table:table-cell office:value-type="string">
            <text:p>Ronning, Catherine M.cronning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shiau@tigr.org</text:p>
          </table:table-cell>
          <table:table-cell office:value-type="string">
            <text:p>Shiau, Conniecshia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wan@tigr.org</text:p>
          </table:table-cell>
          <table:table-cell office:value-type="string">
            <text:p>Wan, Chun-Huacw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fouts@tigr.org</text:p>
          </table:table-cell>
          <table:table-cell office:value-type="string">
            <text:p>Fouts, Derrick E.dfout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gomez@tigr.org</text:p>
          </table:table-cell>
          <table:table-cell office:value-type="string">
            <text:p>Gomez, Dandgomez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harkins@tigr.org</text:p>
          </table:table-cell>
          <table:table-cell office:value-type="string">
            <text:p>Derek Harkinsdharkin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rusch@tigr.org</text:p>
          </table:table-cell>
          <table:table-cell office:value-type="string">
            <text:p>Doug Ruschdrusch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rusch@venterinstitute.org</text:p>
          </table:table-cell>
          <table:table-cell office:value-type="string">
            <text:p>Doug Ruschdrusch@venterinstitute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caler@tigr.org</text:p>
          </table:table-cell>
          <table:table-cell office:value-type="string">
            <text:p>Caler, Elisabetecale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holtz@tigr.org</text:p>
          </table:table-cell>
          <table:table-cell office:value-type="string">
            <text:p>Holtzapple, Erik K.EHoltz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fcheung@tigr.org</text:p>
          </table:table-cell>
          <table:table-cell office:value-type="string">
            <text:p>Cheung, Foofcheung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fonmus-l@jcvi.org</text:p>
          </table:table-cell>
          <table:table-cell office:value-type="string">
            <text:p>fonmus-lfonmus-l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fthibaud@tigr.org</text:p>
          </table:table-cell>
          <table:table-cell office:value-type="string">
            <text:p>Thibaud-Nissen, Francoisefthibaud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aft@tigr.org</text:p>
          </table:table-cell>
          <table:table-cell office:value-type="string">
            <text:p>Haft, Daniel H.haft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amilton@tigr.org</text:p>
          </table:table-cell>
          <table:table-cell office:value-type="string">
            <text:p>Hamilton, Johnhamilto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lorenzi@tigr.org</text:p>
          </table:table-cell>
          <table:table-cell office:value-type="string">
            <text:p>Lorenzi, Hernanhlorenz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vuong@tigr.org</text:p>
          </table:table-cell>
          <table:table-cell office:value-type="string">
            <text:p>Vuong, Huehvuong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wu@tigr.org</text:p>
          </table:table-cell>
          <table:table-cell office:value-type="string">
            <text:p>Wu, Hankhw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braiste@jcvi.org</text:p>
          </table:table-cell>
          <table:table-cell office:value-type="string">
            <text:p>jbraistejbraiste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chen@tigr.org</text:p>
          </table:table-cell>
          <table:table-cell office:value-type="string">
            <text:p>Jessica Chenjche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gilbert@jcvi.org</text:p>
          </table:table-cell>
          <table:table-cell office:value-type="string">
            <text:p>Gilbert, Josephjgilbert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gilbert@tigr.org</text:p>
          </table:table-cell>
          <table:table-cell office:value-type="string">
            <text:p>Gilbert, Josephjgilbert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johnson@venterinstitute.org</text:p>
          </table:table-cell>
          <table:table-cell office:value-type="string">
            <text:p>Justin Johnsonjjohnson@venterinstitute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li@tigr.org</text:p>
          </table:table-cell>
          <table:table-cell office:value-type="string">
            <text:p>Li, Jianwei (Jerry)jl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miller@tigr.org</text:p>
          </table:table-cell>
          <table:table-cell office:value-type="string">
            <text:p>Miller, Jasonjmille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redman@tigr.org</text:p>
          </table:table-cell>
          <table:table-cell office:value-type="string">
            <text:p>Redman, Juliajredm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hetty@tigr.org</text:p>
          </table:table-cell>
          <table:table-cell office:value-type="string">
            <text:p>Shetty, Jyoti U.JShetty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ilva@tigr.org</text:p>
          </table:table-cell>
          <table:table-cell office:value-type="string">
            <text:p>Silva, Joanajsilv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itz@tigr.org</text:p>
          </table:table-cell>
          <table:table-cell office:value-type="string">
            <text:p>Sitz, Jeffjsitz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wortman@tigr.org</text:p>
          </table:table-cell>
          <table:table-cell office:value-type="string">
            <text:p>Wortman, Jenniferjwortm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zhuang@tigr.org</text:p>
          </table:table-cell>
          <table:table-cell office:value-type="string">
            <text:p>Jun Zhuangjzhuang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childs@tigr.org</text:p>
          </table:table-cell>
          <table:table-cell office:value-type="string">
            <text:p>Childs, Kevinkchild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galens@tigr.org</text:p>
          </table:table-cell>
          <table:table-cell office:value-type="string">
            <text:p>Kevin Galenskgalen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brinkac@tigr.org</text:p>
          </table:table-cell>
          <table:table-cell office:value-type="string">
            <text:p>Brinkac, Laurenlbrinkac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hannick@tigr.org</text:p>
          </table:table-cell>
          <table:table-cell office:value-type="string">
            <text:p>Hannick, Lindalhannick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schriml@tigr.org</text:p>
          </table:table-cell>
          <table:table-cell office:value-type="string">
            <text:p>Lynn Schrimllschrim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stevens@tigr.org</text:p>
          </table:table-cell>
          <table:table-cell office:value-type="string">
            <text:p>Lynn Stevenslsteven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athangi@tigr.org</text:p>
          </table:table-cell>
          <table:table-cell office:value-type="string">
            <text:p>Thiagarajan, Mathangimathang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covarr@tigr.org</text:p>
          </table:table-cell>
          <table:table-cell office:value-type="string">
            <text:p>Covarrubias, Miguelmcovar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gonzale@jcvi.org</text:p>
          </table:table-cell>
          <table:table-cell office:value-type="string">
            <text:p>Monica Gonzalezmgonzale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heaney@tigr.org</text:p>
          </table:table-cell>
          <table:table-cell office:value-type="string">
            <text:p>Heaney, Michael E.mheaney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howard@jcvi.org</text:p>
          </table:table-cell>
          <table:table-cell office:value-type="string">
            <text:p>mhowardmhoward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howard@tigr.org</text:p>
          </table:table-cell>
          <table:table-cell office:value-type="string">
            <text:p>Howard, Marymhoward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lapoint@venterinstitute.org</text:p>
          </table:table-cell>
          <table:table-cell office:value-type="string">
            <text:p>LaPointe, Mattmlapoint@venterinstitute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rlewis@tigr.org</text:p>
          </table:table-cell>
          <table:table-cell office:value-type="string">
            <text:p>Lewis, Matthew (Matt) R.MRLewi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zafar@tigr.org</text:p>
          </table:table-cell>
          <table:table-cell office:value-type="string">
            <text:p>Zafar, Nikhatnzafa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owhite@tigr.org</text:p>
          </table:table-cell>
          <table:table-cell office:value-type="string">
            <text:p>White, Owenowhit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amedeo@tigr.org</text:p>
          </table:table-cell>
          <table:table-cell office:value-type="string">
            <text:p>Paolo Amedeopamede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burr@tigr.org</text:p>
          </table:table-cell>
          <table:table-cell office:value-type="string">
            <text:p>Burr, Patrick C.pbur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lantgenomics@tigr.org</text:p>
          </table:table-cell>
          <table:table-cell office:value-type="string">
            <text:p>plantgenomicsplantgenomic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lantlab@tigr.org</text:p>
          </table:table-cell>
          <table:table-cell office:value-type="string">
            <text:p>plantlabplantlab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lantta@tigr.org</text:p>
          </table:table-cell>
          <table:table-cell office:value-type="string">
            <text:p>planttaplantt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ratap@tigr.org</text:p>
          </table:table-cell>
          <table:table-cell office:value-type="string">
            <text:p>Venepally, Pratappratap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tangira@jcvi.org</text:p>
          </table:table-cell>
          <table:table-cell office:value-type="string">
            <text:p>Padmavathi Tangiralaptangira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qsun@tigr.org</text:p>
          </table:table-cell>
          <table:table-cell office:value-type="string">
            <text:p>Sun, Qiang (Charlie)qsu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qyang@tigr.org</text:p>
          </table:table-cell>
          <table:table-cell office:value-type="string">
            <text:p>Yang, Qiqyang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ajeev@tigr.org</text:p>
          </table:table-cell>
          <table:table-cell office:value-type="string">
            <text:p>Rajeev Kumar Karamchedurajeev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jdodson@tigr.org</text:p>
          </table:table-cell>
          <table:table-cell office:value-type="string">
            <text:p>Dodson, Robert J.rjdodso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madupu@tigr.org</text:p>
          </table:table-cell>
          <table:table-cell office:value-type="string">
            <text:p>Madupu, Ramanarmadup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maiti@tigr.org</text:p>
          </table:table-cell>
          <table:table-cell office:value-type="string">
            <text:p>Maiti, Ramarmait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richter@tigr.org</text:p>
          </table:table-cell>
          <table:table-cell office:value-type="string">
            <text:p>Richter, Alexanderrrichter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bidwell@tigr.org</text:p>
          </table:table-cell>
          <table:table-cell office:value-type="string">
            <text:p>Bidwell, Shelbysbidwel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ashi@tigr.org</text:p>
          </table:table-cell>
          <table:table-cell office:value-type="string">
            <text:p>Shashikala (Shashi) Ratnayakeshash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atsman@tigr.org</text:p>
          </table:table-cell>
          <table:table-cell office:value-type="string">
            <text:p>Shatsman, SofiyaShatsman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e@tigr.org</text:p>
          </table:table-cell>
          <table:table-cell office:value-type="string">
            <text:p>Sherry Heshe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othari@tigr.org</text:p>
          </table:table-cell>
          <table:table-cell office:value-type="string">
            <text:p>Sagar Kothariskothar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reenath@tigr.org</text:p>
          </table:table-cell>
          <table:table-cell office:value-type="string">
            <text:p>Nampally, Sreenathsreenath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schobel@tigr.org</text:p>
          </table:table-cell>
          <table:table-cell office:value-type="string">
            <text:p>Schobel, Sethsschobe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shrivas@tigr.org</text:p>
          </table:table-cell>
          <table:table-cell office:value-type="string">
            <text:p>Shrivastava, Susmitasshrivas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undaram@tigr.org</text:p>
          </table:table-cell>
          <table:table-cell office:value-type="string">
            <text:p>Jay Sundaramsundaram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anjad@tigr.org</text:p>
          </table:table-cell>
          <table:table-cell office:value-type="string">
            <text:p>Davidsen, Tanjatanjad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gillesp@tigr.org</text:p>
          </table:table-cell>
          <table:table-cell office:value-type="string">
            <text:p>Gillespie, Thomastgillesp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afford@venterinstitute.org</text:p>
          </table:table-cell>
          <table:table-cell office:value-type="string">
            <text:p>Todd Saffordtsafford@venterinstitute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mirnov@tigr.org</text:p>
          </table:table-cell>
          <table:table-cell office:value-type="string">
            <text:p>Smirnova, TatyanaTSmirnov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utterb@tigr.org</text:p>
          </table:table-cell>
          <table:table-cell office:value-type="string">
            <text:p>Utterback, Teresa (Terry) R.TUtterb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uetz@tigr.org</text:p>
          </table:table-cell>
          <table:table-cell office:value-type="string">
            <text:p>Uetz, Peteruetz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grinblat@tigr.org</text:p>
          </table:table-cell>
          <table:table-cell office:value-type="string">
            <text:p>Valerie Husevgrinblat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inita@tigr.org</text:p>
          </table:table-cell>
          <table:table-cell office:value-type="string">
            <text:p>Joardar, Vinitavinita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msapiro@tigr.org</text:p>
          </table:table-cell>
          <table:table-cell office:value-type="string">
            <text:p>Sapiro, Vadim M.vmsapir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sharov@tigr.org</text:p>
          </table:table-cell>
          <table:table-cell office:value-type="string">
            <text:p>Sharov, Vasily A.vsharov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wzhu@tigr.org</text:p>
          </table:table-cell>
          <table:table-cell office:value-type="string">
            <text:p>Zhu, Weiwzhu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sebasti@tigr.org</text:p>
          </table:table-cell>
          <table:table-cell office:value-type="string">
            <text:p>Yinong Sebastianysebasti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seol@tigr.org</text:p>
          </table:table-cell>
          <table:table-cell office:value-type="string">
            <text:p>Young Joo Seolyseol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xiao@tigr.org</text:p>
          </table:table-cell>
          <table:table-cell office:value-type="string">
            <text:p>Xiao, Yongliyxia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zhao@tigr.org</text:p>
          </table:table-cell>
          <table:table-cell office:value-type="string">
            <text:p>Zhao, Yongmeiyzhao@tigr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zlandry@jcvi.org</text:p>
          </table:table-cell>
          <table:table-cell office:value-type="string">
            <text:p>Landry, Zacharyzlandry@jcvi.org </text:p>
          </table:table-cell>
          <table:table-cell office:value-type="string">
            <text:p>Not recorded </text:p>
          </table:table-cell>
          <table:table-cell office:value-type="string">
            <text:p><text:s text:c="4"/>bugzilla-import-unused-users</text:p>
          </table:table-cell>
          <table:table-cell office:value-type="string">
            <text:p>JIRA Delegated Authentication Directory</text:p>
          </table:table-cell>
        </table:table-row>
        <table:table-row table:style-name="ro4">
          <table:table-cell table:style-name="ce9" office:value-type="string">
            <text:p>Already not in jira_users</text:p>
          </table:table-cell>
          <table:table-cell table:number-columns-repeated="4"/>
        </table:table-row>
        <table:table-row table:style-name="ro1">
          <table:table-cell office:value-type="string">
            <text:p>acornish</text:p>
          </table:table-cell>
          <table:table-cell office:value-type="string">
            <text:p>acornishacornish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klump</text:p>
          </table:table-cell>
          <table:table-cell office:value-type="string">
            <text:p>Andrew KlumpAndrew.Klump@jcvi.org </text:p>
          </table:table-cell>
          <table:table-cell office:value-type="string">
            <text:p>Count: 164Last: 14/Sep/10 1:25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lynn</text:p>
          </table:table-cell>
          <table:table-cell office:value-type="string">
            <text:p>Adam Lynnalynn@jcvi.org </text:p>
          </table:table-cell>
          <table:table-cell office:value-type="string">
            <text:p>Count: 10Last: 06/Jul/11 4:43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melake</text:p>
          </table:table-cell>
          <table:table-cell office:value-type="string">
            <text:p>Admasu Melakeamelake@jcvi.org </text:p>
          </table:table-cell>
          <table:table-cell office:value-type="string">
            <text:p>Count: 29Last: 12/Apr/12 5:40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nguyen</text:p>
          </table:table-cell>
          <table:table-cell office:value-type="string">
            <text:p>AnhThu Nghiem Nguyenanguyen@jcvi.org </text:p>
          </table:table-cell>
          <table:table-cell office:value-type="string">
            <text:p>Count: 106Last: 11/Nov/11 1:20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goina</text:p>
          </table:table-cell>
          <table:table-cell office:value-type="string">
            <text:p>Cristian Goinacgoina@jcvi.org </text:p>
          </table:table-cell>
          <table:table-cell office:value-type="string">
            <text:p>Count: 88Last: 24/Sep/10 12:26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gomez</text:p>
          </table:table-cell>
          <table:table-cell office:value-type="string">
            <text:p>Daniel Gomezdgomez@jcvi.org </text:p>
          </table:table-cell>
          <table:table-cell office:value-type="string">
            <text:p>Count: 110Last: 26/Jan/11 1:42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johnson</text:p>
          </table:table-cell>
          <table:table-cell office:value-type="string">
            <text:p>Justin H. Johnsonjjohnson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foster</text:p>
          </table:table-cell>
          <table:table-cell office:value-type="string">
            <text:p>Les Fosterlfoster@jcvi.org </text:p>
          </table:table-cell>
          <table:table-cell office:value-type="string">
            <text:p>Count: 952Last: 31/Jan/12 9:12 A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kagan</text:p>
          </table:table-cell>
          <table:table-cell office:value-type="string">
            <text:p>Leonid KaganLeonid.Kagan@venterinstitute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viswana</text:p>
          </table:table-cell>
          <table:table-cell office:value-type="string">
            <text:p>Lakshmi D Viswanathanlviswana@jcvi.org </text:p>
          </table:table-cell>
          <table:table-cell office:value-type="string">
            <text:p>Count: 51Last: 11/Nov/10 1:20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press</text:p>
          </table:table-cell>
          <table:table-cell office:value-type="string">
            <text:p>Michael Pressmichael.press@venterinstitute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reardon</text:p>
          </table:table-cell>
          <table:table-cell office:value-type="string">
            <text:p>Matt Reardonmreardon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arnam</text:p>
          </table:table-cell>
          <table:table-cell office:value-type="string">
            <text:p>Sirisha Karnamskarnam@jcvi.org </text:p>
          </table:table-cell>
          <table:table-cell office:value-type="string">
            <text:p>Count: 249Last: 13/May/11 9:21 A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ravitz</text:p>
          </table:table-cell>
          <table:table-cell office:value-type="string">
            <text:p>Saul KravitzSaul.Kravitz@venterinstitute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nabeel</text:p>
          </table:table-cell>
          <table:table-cell office:value-type="string">
            <text:p>Tareq Nabeeltareq.nabeel@venterinstitute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prindle</text:p>
          </table:table-cell>
          <table:table-cell office:value-type="string">
            <text:p>Tim Prindletprindle@jcvi.org </text:p>
          </table:table-cell>
          <table:table-cell office:value-type="string">
            <text:p>Count: 228Last: 04/Jan/12 12:04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zgoodwin</text:p>
          </table:table-cell>
          <table:table-cell office:value-type="string">
            <text:p>Zane Goodwinzgoodwin@jcvi.org </text:p>
          </table:table-cell>
          <table:table-cell office:value-type="string">
            <text:p>Count: 312Last: 22/Jul/11 1:27 PM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brust</text:p>
          </table:table-cell>
          <table:table-cell office:value-type="string">
            <text:p>Adam Brustccbuild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angiuoli@tigr.org</text:p>
          </table:table-cell>
          <table:table-cell office:value-type="string">
            <text:p>Angiuoli, Samuel V.angiuoli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bfox</text:p>
          </table:table-cell>
          <table:table-cell office:value-type="string">
            <text:p>Brian Foxccbuild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driley@tigr.org</text:p>
          </table:table-cell>
          <table:table-cell office:value-type="string">
            <text:p>David Rileydriley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hhuot@tigr.org</text:p>
          </table:table-cell>
          <table:table-cell office:value-type="string">
            <text:p>Heather Huothhuot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jiaxinl@tigr.org</text:p>
          </table:table-cell>
          <table:table-cell office:value-type="string">
            <text:p>Jiaxinjiaxinl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jiradefaultnew</text:p>
          </table:table-cell>
          <table:table-cell office:value-type="string">
            <text:p>jiradefaultnewjiradefault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lzhou@tigr.org</text:p>
          </table:table-cell>
          <table:table-cell office:value-type="string">
            <text:p>Zhou, Liweilzhou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michiu</text:p>
          </table:table-cell>
          <table:table-cell office:value-type="string">
            <text:p>Michael Chiuccbuild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mlgwinn@tigr.org</text:p>
          </table:table-cell>
          <table:table-cell office:value-type="string">
            <text:p>Gwinn, Michelle L.mlgwinn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pgilna</text:p>
          </table:table-cell>
          <table:table-cell office:value-type="string">
            <text:p>Paul Gilnaccbuild@jcvi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rseshadri</text:p>
          </table:table-cell>
          <table:table-cell office:value-type="string">
            <text:p>Rekha Seshadrirekha.seshadri@venterinstitute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sdaugher@tigr.org</text:p>
          </table:table-cell>
          <table:table-cell office:value-type="string">
            <text:p>Daugherty, Seansdaugher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souyang@tigr.org</text:p>
          </table:table-cell>
          <table:table-cell office:value-type="string">
            <text:p>Ouyang, Shusouyang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tcreasy@tigr.org</text:p>
          </table:table-cell>
          <table:table-cell office:value-type="string">
            <text:p>Creasy, Toddtcreasy@tigr.org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Internal Director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9" office:value-type="string">
            <text:p>Old CTM Users</text:p>
          </table:table-cell>
          <table:table-cell table:number-columns-repeated="4"/>
        </table:table-row>
        <table:table-row table:style-name="ro1">
          <table:table-cell office:value-type="string">
            <text:p>aboyne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sharova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hauser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anchen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dimitro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koo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sajadi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parenb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ford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grovema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jtallon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ngounoue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rosenbe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miller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omemon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althoff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furtado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kuzmick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neupane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umwaym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jin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amaraf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gallagh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subbu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xliu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zaborsky</text:p>
          </table:table-cell>
          <table:table-cell office:value-type="string">
            <text:p>Old CTM Userunknown </text:p>
          </table:table-cell>
          <table:table-cell office:value-type="string">
            <text:p>Not recorded </text:p>
          </table:table-cell>
          <table:table-cell/>
          <table:table-cell office:value-type="string">
            <text:p>JIRA Delegated Authentication Directory</text:p>
          </table:table-cell>
        </table:table-row>
      </table:table>
      <table:table table:name="Could be deactivated" table:style-name="ta1" table:print="false"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3">
          <table:table-cell table:style-name="ce9" office:value-type="string">
            <text:p>Never Logged i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moustaf</text:p>
          </table:table-cell>
          <table:table-cell office:value-type="string">
            <text:p>Ahmed Moustafaamoustafa@aucegypt.edu </text:p>
          </table:table-cell>
          <table:table-cell table:style-name="Default" office:value-type="string">
            <text:p>Not recorded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earl@broadinstitute.org</text:p>
          </table:table-cell>
          <table:table-cell office:value-type="string">
            <text:p>Ashlee Earlaearl@broadinstitute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closure</text:p>
          </table:table-cell>
          <table:table-cell office:value-type="string">
            <text:p>closureclosure@spam.microsoft.com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viral <text:s text:c="3"/>viral-admin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contact@integratedgenomics.com</text:p>
          </table:table-cell>
          <table:table-cell office:value-type="string">
            <text:p>Integrated Genomicscontact@integratedgenomics.com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elicaler</text:p>
          </table:table-cell>
          <table:table-cell office:value-type="string">
            <text:p>elisabetecaler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kliolios</text:p>
          </table:table-cell>
          <table:table-cell office:value-type="string">
            <text:p>Konstantinos Liolioskliolios@lbl.gov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mrabin@integratedgenomics.com</text:p>
          </table:table-cell>
          <table:table-cell office:value-type="string">
            <text:p>I.G. Assets Inc.mrabin@integratedgenomics.com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pturnbaugh@fas.harvard.edu</text:p>
          </table:table-cell>
          <table:table-cell office:value-type="string">
            <text:p>Turnbaugh, Peterpturnbaugh@fas.harvard.edu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rgrindberg</text:p>
          </table:table-cell>
          <table:table-cell office:value-type="string">
            <text:p>Rashel GrindbergRGrindberg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swilliamson</text:p>
          </table:table-cell>
          <table:table-cell office:value-type="string">
            <text:p>Shannon Williamsonswilliam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tmcintosh</text:p>
          </table:table-cell>
          <table:table-cell office:value-type="string">
            <text:p>Tina McIntoshtmcintosh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acorbett</text:p>
          </table:table-cell>
          <table:table-cell office:value-type="string">
            <text:p>Anthony Corbettacorbett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string">
            <text:p>Administratorerik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administrators <text:s text:c="3"/>jira-developer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johnson</text:p>
          </table:table-cell>
          <table:table-cell office:value-type="string">
            <text:p>Aaron JohnsonAJohn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bishop@jcvi.org</text:p>
          </table:table-cell>
          <table:table-cell office:value-type="string">
            <text:p>Bishop, Brianbbishop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frank</text:p>
          </table:table-cell>
          <table:table-cell office:value-type="string">
            <text:p>Bryan Frankbfrank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hayes</text:p>
          </table:table-cell>
          <table:table-cell office:value-type="string">
            <text:p>Carolyn Hayeschaye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funding <text:s text:c="3"/>funding-alert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lemieux</text:p>
          </table:table-cell>
          <table:table-cell office:value-type="string">
            <text:p>Chris Lemieuxclemieux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is-team <text:s text:c="3"/>jira-users <text:s text:c="3"/>sk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gibson</text:p>
          </table:table-cell>
          <table:table-cell office:value-type="string">
            <text:p>Daniel Gibsondgib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tanenba</text:p>
          </table:table-cell>
          <table:table-cell office:value-type="string">
            <text:p>David M. Tanenbaumdtanenba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eisenst</text:p>
          </table:table-cell>
          <table:table-cell office:value-type="string">
            <text:p>Eric Eisenstadteeisenst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ghedin</text:p>
          </table:table-cell>
          <table:table-cell office:value-type="string">
            <text:p>Elodie GhedinElodie.Ghedi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benders</text:p>
          </table:table-cell>
          <table:table-cell office:value-type="string">
            <text:p>Gwyn BendersGwyn.Bender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robbins</text:p>
          </table:table-cell>
          <table:table-cell office:value-type="string">
            <text:p>Gillian Robbinsgrobbin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tsegaye@tigr.org</text:p>
          </table:table-cell>
          <table:table-cell office:value-type="string">
            <text:p>Tsegaye, Getahungtsegaye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asseman@tigr.org</text:p>
          </table:table-cell>
          <table:table-cell office:value-type="string">
            <text:p>Hasseman, Jeremyhasseman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smith</text:p>
          </table:table-cell>
          <table:table-cell office:value-type="string">
            <text:p>Hamilton(Ham) Smithhsmith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tekleab@jcvi.org</text:p>
          </table:table-cell>
          <table:table-cell office:value-type="string">
            <text:p>Tekleab, Hannahtekleab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vuong</text:p>
          </table:table-cell>
          <table:table-cell office:value-type="string">
            <text:p>Hue Vuonghvuong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wu</text:p>
          </table:table-cell>
          <table:table-cell office:value-type="string">
            <text:p>Hank Wuhwu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Idella_Lewis@dpsk12.org</text:p>
          </table:table-cell>
          <table:table-cell office:value-type="string">
            <text:p>Lewis, IdellaIdella_Lewis@dpsk12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acques.Altaras@brookfield.com</text:p>
          </table:table-cell>
          <table:table-cell office:value-type="string">
            <text:p>Altaras, JacquesJacques.Altaras@brookfield.com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enean.Pretorius@wits.ac.za</text:p>
          </table:table-cell>
          <table:table-cell office:value-type="string">
            <text:p>Jenean PretoriusJenean.Pretorius@wits.ac.za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hoffman</text:p>
          </table:table-cell>
          <table:table-cell office:value-type="string">
            <text:p>Jeff Hoffmanjhoffma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mcallen</text:p>
          </table:table-cell>
          <table:table-cell office:value-type="string">
            <text:p>Kyle McAllenjmcalle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mccarthy</text:p>
          </table:table-cell>
          <table:table-cell office:value-type="string">
            <text:p>James McCarthyJMcCarthy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quinone</text:p>
          </table:table-cell>
          <table:table-cell office:value-type="string">
            <text:p>Javier Quinonesjquinone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osa@tigr.org</text:p>
          </table:table-cell>
          <table:table-cell office:value-type="string">
            <text:p>Sosa, Julia E.jsosa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tam@jcvi.org</text:p>
          </table:table-cell>
          <table:table-cell office:value-type="string">
            <text:p>Jason Stamjstam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chen</text:p>
          </table:table-cell>
          <table:table-cell office:value-type="string">
            <text:p>Kaixi Chenkche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djuric</text:p>
          </table:table-cell>
          <table:table-cell office:value-type="string">
            <text:p>Kathleen Proudfootkproudfoot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galinsk</text:p>
          </table:table-cell>
          <table:table-cell office:value-type="string">
            <text:p>Kevin Galinskykgalinsk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kwon@jcvi.org</text:p>
          </table:table-cell>
          <table:table-cell office:value-type="string">
            <text:p>Kwon, Keehwankkwon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nealson</text:p>
          </table:table-cell>
          <table:table-cell office:value-type="string">
            <text:p>Kenneth NealsonKNeal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voss</text:p>
          </table:table-cell>
          <table:table-cell office:value-type="string">
            <text:p>Kelsey Vosskvos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ekap</text:p>
          </table:table-cell>
          <table:table-cell office:value-type="string">
            <text:p>Leka Papazisilekap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aeda2@wisc.edu</text:p>
          </table:table-cell>
          <table:table-cell office:value-type="string">
            <text:p>Hiroshi Maedamaeda2@wisc.edu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holmes@tigr.org</text:p>
          </table:table-cell>
          <table:table-cell office:value-type="string">
            <text:p>Holmes, Michael H.mholmes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itzi_Brodnax@dpsk12.org</text:p>
          </table:table-cell>
          <table:table-cell office:value-type="string">
            <text:p>Brodnax, MitziMitzi_Brodnax@dpsk12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montagu</text:p>
          </table:table-cell>
          <table:table-cell office:value-type="string">
            <text:p>Michael Montaguemmontagu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onaghan</text:p>
          </table:table-cell>
          <table:table-cell office:value-type="string">
            <text:p>Erin Monaghanmonagha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stout</text:p>
          </table:table-cell>
          <table:table-cell office:value-type="string">
            <text:p>Marty Stoutmstout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katiyar</text:p>
          </table:table-cell>
          <table:table-cell office:value-type="string">
            <text:p>NEERJA KATIYARnkatiyar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oreply@helpdesk.org</text:p>
          </table:table-cell>
          <table:table-cell office:value-type="string">
            <text:p>Webmail IT Helpdesknoreply@helpdesk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varghes</text:p>
          </table:table-cell>
          <table:table-cell office:value-type="string">
            <text:p>Neha Varghesenvarghes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ablo</text:p>
          </table:table-cell>
          <table:table-cell office:value-type="string">
            <text:p>Pablo Rabinowiczpablo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kumar</text:p>
          </table:table-cell>
          <table:table-cell office:value-type="string">
            <text:p>Prateek Kumarpkumar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rosanel</text:p>
          </table:table-cell>
          <table:table-cell office:value-type="string">
            <text:p>Peter Rosanelliprosanel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qren</text:p>
          </table:table-cell>
          <table:table-cell office:value-type="string">
            <text:p>Qinghu Renqre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qyang</text:p>
          </table:table-cell>
          <table:table-cell office:value-type="string">
            <text:p>Qi Yangqyang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lk-team <text:s text:c="3"/>sk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qzhao</text:p>
          </table:table-cell>
          <table:table-cell office:value-type="string">
            <text:p>Qi ZhaoQi.Zhao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deal</text:p>
          </table:table-cell>
          <table:table-cell office:value-type="string">
            <text:p>Richard Dealrdeal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deboy</text:p>
          </table:table-cell>
          <table:table-cell office:value-type="string">
            <text:p>Robert DeBoyrdeboy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jdodson</text:p>
          </table:table-cell>
          <table:table-cell office:value-type="string">
            <text:p>Robert Dodsonrjdod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prok-ba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johnson</text:p>
          </table:table-cell>
          <table:table-cell office:value-type="string">
            <text:p>Ryan C Johnsonrjohnso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maiti</text:p>
          </table:table-cell>
          <table:table-cell office:value-type="string">
            <text:p>Rama Maitirmaiti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montgom</text:p>
          </table:table-cell>
          <table:table-cell office:value-type="string">
            <text:p>Robert Montgomeryrmontgom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sanka@tigr.org</text:p>
          </table:table-cell>
          <table:table-cell office:value-type="string">
            <text:p>Sanka, Ravirsanka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tcline@tigr.org</text:p>
          </table:table-cell>
          <table:table-cell office:value-type="string">
            <text:p>Cline, Robin T.rtcline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ashi</text:p>
          </table:table-cell>
          <table:table-cell office:value-type="string">
            <text:p>Shashikala Ratnayakeshashi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othari</text:p>
          </table:table-cell>
          <table:table-cell office:value-type="string">
            <text:p>Sagar Kothariskothari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prok-ba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rishna</text:p>
          </table:table-cell>
          <table:table-cell office:value-type="string">
            <text:p>Suguna Krishnaswamiskrishna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reenath</text:p>
          </table:table-cell>
          <table:table-cell office:value-type="string">
            <text:p>Sreenath Nampallysreenath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lk-team <text:s text:c="3"/>sk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sarria@tigr.org</text:p>
          </table:table-cell>
          <table:table-cell office:value-type="string">
            <text:p>Sarria, Saulssarria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shatsma@venterinstitute.org</text:p>
          </table:table-cell>
          <table:table-cell office:value-type="string">
            <text:p>Sofiya Shatsmansshatsma@venterinstitute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shatsman@jcvi.org</text:p>
          </table:table-cell>
          <table:table-cell office:value-type="string">
            <text:p>Sofiya ShatsmanSShatsma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undaram</text:p>
          </table:table-cell>
          <table:table-cell office:value-type="string">
            <text:p>Jay Sundaramsundaram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vetlana@tigr.org</text:p>
          </table:table-cell>
          <table:table-cell office:value-type="string">
            <text:p>Karamycheva, Svetlana A.Svetlana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yap</text:p>
          </table:table-cell>
          <table:table-cell office:value-type="string">
            <text:p>Soon Joo Yapsyap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bera</text:p>
          </table:table-cell>
          <table:table-cell office:value-type="string">
            <text:p>Titas Beratbera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durham</text:p>
          </table:table-cell>
          <table:table-cell office:value-type="string">
            <text:p>Timothy DurhamTimothy.Durham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edeto@jcvi.org</text:p>
          </table:table-cell>
          <table:table-cell office:value-type="string">
            <text:p>Edeto, Tigisttedeto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prindle@tigr.org</text:p>
          </table:table-cell>
          <table:table-cell office:value-type="string">
            <text:p>Prindle, Timothytprindle@tigr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unknownunknown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lin</text:p>
          </table:table-cell>
          <table:table-cell office:value-type="string">
            <text:p>Yuan Linyli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sebasti</text:p>
          </table:table-cell>
          <table:table-cell office:value-type="string">
            <text:p>Yinong SebastianYinong.Sebastian@jcvi.org </text:p>
          </table:table-cell>
          <table:table-cell table:style-name="Default" office:value-type="string">
            <text:p>Not recorded </text:p>
          </table:table-cell>
          <table:table-cell office:value-type="string">
            <text:p><text:s text:c="4"/>jira-users <text:s text:c="3"/>prok-ba</text:p>
          </table:table-cell>
          <table:table-cell office:value-type="string">
            <text:p>JIRA Delegated Authentication Directory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9" office:value-type="string">
            <text:p>No login Since 2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bszczypi</text:p>
          </table:table-cell>
          <table:table-cell office:value-type="string">
            <text:p>Bridget Szczypinskibszczypi@jcvi.org </text:p>
          </table:table-cell>
          <table:table-cell office:value-type="date" office:date-value="2010-08-20">
            <text:p>08/20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spiro</text:p>
          </table:table-cell>
          <table:table-cell office:value-type="string">
            <text:p>David Spirodspiro@jcvi.org </text:p>
          </table:table-cell>
          <table:table-cell office:value-type="date" office:date-value="2010-06-09">
            <text:p>06/09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hine</text:p>
          </table:table-cell>
          <table:table-cell office:value-type="string">
            <text:p>Erin Hineehine@jcvi.org </text:p>
          </table:table-cell>
          <table:table-cell office:value-type="date" office:date-value="2010-03-25">
            <text:p>03/25/10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venter</text:p>
          </table:table-cell>
          <table:table-cell office:value-type="string">
            <text:p>Eli Ventereventer@jcvi.org </text:p>
          </table:table-cell>
          <table:table-cell office:value-type="date" office:date-value="2010-10-06">
            <text:p>10/06/10</text:p>
          </table:table-cell>
          <table:table-cell office:value-type="string">
            <text:p><text:s text:c="4"/>jira-users <text:s text:c="3"/>sk-team <text:s text:c="3"/>ts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fcheung</text:p>
          </table:table-cell>
          <table:table-cell office:value-type="string">
            <text:p>Foo Cheungfcheung@jcvi.org </text:p>
          </table:table-cell>
          <table:table-cell office:value-type="date" office:date-value="2010-07-26">
            <text:p>07/26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korolev</text:p>
          </table:table-cell>
          <table:table-cell office:value-type="string">
            <text:p>Galina KorolevaGalina.Koroleva@jcvi.org </text:p>
          </table:table-cell>
          <table:table-cell office:value-type="date" office:date-value="2010-10-14">
            <text:p>10/14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hetty</text:p>
          </table:table-cell>
          <table:table-cell office:value-type="string">
            <text:p>Jyoti ShettyJyoti.Shetty@jcvi.org </text:p>
          </table:table-cell>
          <table:table-cell office:value-type="date" office:date-value="2010-07-01">
            <text:p>07/01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itz</text:p>
          </table:table-cell>
          <table:table-cell office:value-type="string">
            <text:p>Jeff Sitzjsitz@jcvi.org </text:p>
          </table:table-cell>
          <table:table-cell office:value-type="date" office:date-value="2010-06-01">
            <text:p>06/01/10</text:p>
          </table:table-cell>
          <table:table-cell office:value-type="string">
            <text:p><text:s text:c="4"/>jira-users <text:s text:c="3"/>sk-team <text:s text:c="3"/>ts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varga</text:p>
          </table:table-cell>
          <table:table-cell office:value-type="string">
            <text:p>John Vargajvarga@jcvi.org </text:p>
          </table:table-cell>
          <table:table-cell office:value-type="date" office:date-value="2010-07-28">
            <text:p>07/28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geimer</text:p>
          </table:table-cell>
          <table:table-cell office:value-type="string">
            <text:p>Michael Geimermgeimer@jcvi.org </text:p>
          </table:table-cell>
          <table:table-cell office:value-type="date" office:date-value="2010-10-01">
            <text:p>10/01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holmes</text:p>
          </table:table-cell>
          <table:table-cell office:value-type="string">
            <text:p>Michael Holmesmholmes@jcvi.org </text:p>
          </table:table-cell>
          <table:table-cell office:value-type="date" office:date-value="2010-04-05">
            <text:p>04/05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ligaba</text:p>
          </table:table-cell>
          <table:table-cell office:value-type="string">
            <text:p>Meron LigabaMLigaba@jcvi.org </text:p>
          </table:table-cell>
          <table:table-cell office:value-type="date" office:date-value="2010-10-21">
            <text:p>10/21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axelrod</text:p>
          </table:table-cell>
          <table:table-cell office:value-type="string">
            <text:p>Nelson Axelrodnaxelrod@jcvi.org </text:p>
          </table:table-cell>
          <table:table-cell office:value-type="date" office:date-value="2010-10-28">
            <text:p>10/28/10</text:p>
          </table:table-cell>
          <table:table-cell office:value-type="string">
            <text:p><text:s text:c="4"/>jira-users <text:s text:c="3"/>sk-team <text:s text:c="3"/>ts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oabolude</text:p>
          </table:table-cell>
          <table:table-cell office:value-type="string">
            <text:p>Olukemi Aboludeoabolude@jcvi.org </text:p>
          </table:table-cell>
          <table:table-cell office:value-type="date" office:date-value="2010-08-13">
            <text:p>08/13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ng</text:p>
          </table:table-cell>
          <table:table-cell office:value-type="string">
            <text:p>Pauline NgPauline.Ng@jcvi.org </text:p>
          </table:table-cell>
          <table:table-cell office:value-type="date" office:date-value="2010-03-17">
            <text:p>03/17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grindbe</text:p>
          </table:table-cell>
          <table:table-cell office:value-type="string">
            <text:p>Rashel GrindbergRGrindberg@jcvi.org </text:p>
          </table:table-cell>
          <table:table-cell office:value-type="date" office:date-value="2010-12-22">
            <text:p>12/22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ferrier</text:p>
          </table:table-cell>
          <table:table-cell office:value-type="string">
            <text:p>Steve FerrieraSteve.Ferriera@venterinstitute.org </text:p>
          </table:table-cell>
          <table:table-cell office:value-type="date" office:date-value="2010-06-22">
            <text:p>06/22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koren</text:p>
          </table:table-cell>
          <table:table-cell office:value-type="string">
            <text:p>Sergey Korenskoren@jcvi.org </text:p>
          </table:table-cell>
          <table:table-cell office:value-type="date" office:date-value="2010-08-11">
            <text:p>08/11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murphy</text:p>
          </table:table-cell>
          <table:table-cell office:value-type="string">
            <text:p>Sean Murphysean.murphy@venterinstitute.org </text:p>
          </table:table-cell>
          <table:table-cell office:value-type="date" office:date-value="2010-06-29">
            <text:p>06/29/10</text:p>
          </table:table-cell>
          <table:table-cell office:value-type="string">
            <text:p><text:s text:c="4"/>jira-users <text:s text:c="3"/>lk-team <text:s text:c="3"/>sk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anjad</text:p>
          </table:table-cell>
          <table:table-cell office:value-type="string">
            <text:p>Tanja DavidsenTanja.Davidsen@jcvi.org </text:p>
          </table:table-cell>
          <table:table-cell office:value-type="date" office:date-value="2010-10-08">
            <text:p>10/08/10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konotch</text:p>
          </table:table-cell>
          <table:table-cell office:value-type="string">
            <text:p>Talina Konotchicktkonotchick@jcvi.org </text:p>
          </table:table-cell>
          <table:table-cell office:value-type="date" office:date-value="2010-03-29">
            <text:p>03/29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tayeas</text:p>
          </table:table-cell>
          <table:table-cell office:value-type="string">
            <text:p>Tim Stayeaststayeas@jcvi.org </text:p>
          </table:table-cell>
          <table:table-cell office:value-type="date" office:date-value="2010-12-06">
            <text:p>12/06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skripch</text:p>
          </table:table-cell>
          <table:table-cell office:value-type="string">
            <text:p>Yuriy Skripchenkoyskripch@jcvi.org </text:p>
          </table:table-cell>
          <table:table-cell office:value-type="date" office:date-value="2010-08-27">
            <text:p>08/27/10</text:p>
          </table:table-cell>
          <table:table-cell office:value-type="string">
            <text:p><text:s text:c="4"/>is-team <text:s text:c="3"/>jira-users <text:s text:c="3"/>sk-team <text:s text:c="3"/>ts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xiao</text:p>
          </table:table-cell>
          <table:table-cell office:value-type="string">
            <text:p>Yongli Xiaoyxiao@jcvi.org </text:p>
          </table:table-cell>
          <table:table-cell office:value-type="date" office:date-value="2010-03-25">
            <text:p>03/25/10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9" office:value-type="string">
            <text:p>No login Since 20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dravis</text:p>
          </table:table-cell>
          <table:table-cell office:value-type="string">
            <text:p>Ashlee Dravisadravis@jcvi.org </text:p>
          </table:table-cell>
          <table:table-cell office:value-type="date" office:date-value="2011-10-24">
            <text:p>10/2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hoel</text:p>
          </table:table-cell>
          <table:table-cell office:value-type="string">
            <text:p>Aaron Hoelahoel@jcvi.org </text:p>
          </table:table-cell>
          <table:table-cell office:value-type="date" office:date-value="2011-12-22">
            <text:p>12/22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kistler</text:p>
          </table:table-cell>
          <table:table-cell office:value-type="string">
            <text:p>Amy Kistlerakistler@jcvi.org </text:p>
          </table:table-cell>
          <table:table-cell office:value-type="date" office:date-value="2011-04-25">
            <text:p>04/2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oshaugh</text:p>
          </table:table-cell>
          <table:table-cell office:value-type="string">
            <text:p>Andrew O'Shaughnessyaoshaughnessy@jcvi.org </text:p>
          </table:table-cell>
          <table:table-cell office:value-type="date" office:date-value="2011-07-14">
            <text:p>07/1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resnick</text:p>
          </table:table-cell>
          <table:table-cell office:value-type="string">
            <text:p>Adam Resnickaresnick@jcvi.org </text:p>
          </table:table-cell>
          <table:table-cell office:value-type="date" office:date-value="2011-01-07">
            <text:p>01/0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blanton</text:p>
          </table:table-cell>
          <table:table-cell office:value-type="string">
            <text:p>Brian BlantonBrian.Blanton@jcvi.org </text:p>
          </table:table-cell>
          <table:table-cell office:value-type="date" office:date-value="2011-06-17">
            <text:p>06/1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jarrahi</text:p>
          </table:table-cell>
          <table:table-cell office:value-type="string">
            <text:p>behnam jarrahibjarrahi@jcvi.org </text:p>
          </table:table-cell>
          <table:table-cell office:value-type="date" office:date-value="2011-07-13">
            <text:p>07/13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peterso</text:p>
          </table:table-cell>
          <table:table-cell office:value-type="string">
            <text:p>Christine Petersoncpeterson@jcvi.org </text:p>
          </table:table-cell>
          <table:table-cell office:value-type="date" office:date-value="2011-04-12">
            <text:p>04/12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wan</text:p>
          </table:table-cell>
          <table:table-cell office:value-type="string">
            <text:p>Wan, Chun-Huacwan@jcvi.org </text:p>
          </table:table-cell>
          <table:table-cell office:value-type="date" office:date-value="2011-07-07">
            <text:p>07/0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brami</text:p>
          </table:table-cell>
          <table:table-cell office:value-type="string">
            <text:p>Daniel Bramidbrami@jcvi.org </text:p>
          </table:table-cell>
          <table:table-cell office:value-type="date" office:date-value="2011-12-23">
            <text:p>12/23/11</text:p>
          </table:table-cell>
          <table:table-cell office:value-type="string">
            <text:p><text:s text:c="4"/>jira-users <text:s text:c="3"/>jj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fadrosh</text:p>
          </table:table-cell>
          <table:table-cell office:value-type="string">
            <text:p>Doug Fadroshdfadrosh@jcvi.org </text:p>
          </table:table-cell>
          <table:table-cell office:value-type="date" office:date-value="2011-02-17">
            <text:p>02/1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rusch</text:p>
          </table:table-cell>
          <table:table-cell office:value-type="string">
            <text:p>Doug Ruschdoug.rusch@venterinstitute.org </text:p>
          </table:table-cell>
          <table:table-cell office:value-type="date" office:date-value="2011-11-21">
            <text:p>11/21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earladm</text:p>
          </table:table-cell>
          <table:table-cell office:value-type="string">
            <text:p>Eric C.Earleearl@jcvi.org </text:p>
          </table:table-cell>
          <table:table-cell office:value-type="date" office:date-value="2011-06-10">
            <text:p>06/10/11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enavarro</text:p>
          </table:table-cell>
          <table:table-cell office:value-type="string">
            <text:p>Eddy Navarroenavarro@jcvi.org </text:p>
          </table:table-cell>
          <table:table-cell office:value-type="date" office:date-value="2011-08-29">
            <text:p>08/29/11</text:p>
          </table:table-cell>
          <table:table-cell office:value-type="string">
            <text:p><text:s text:c="4"/>funding <text:s text:c="3"/>funding-alert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tindall</text:p>
          </table:table-cell>
          <table:table-cell office:value-type="string">
            <text:p>Elizabeth Tindalletindall@jcvi.org </text:p>
          </table:table-cell>
          <table:table-cell office:value-type="date" office:date-value="2011-08-29">
            <text:p>08/29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foleone</text:p>
          </table:table-cell>
          <table:table-cell office:value-type="string">
            <text:p>Fatma Onmus-LeoneFOnmus-Leone@jcvi.org </text:p>
          </table:table-cell>
          <table:table-cell office:value-type="date" office:date-value="2011-06-06">
            <text:p>06/06/11</text:p>
          </table:table-cell>
          <table:table-cell office:value-type="string">
            <text:p><text:s text:c="4"/>Illumina workorder group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tsegaye</text:p>
          </table:table-cell>
          <table:table-cell office:value-type="string">
            <text:p>Getahun TsegayeGTsegaye@jcvi.org </text:p>
          </table:table-cell>
          <table:table-cell office:value-type="date" office:date-value="2011-11-16">
            <text:p>11/16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asseman</text:p>
          </table:table-cell>
          <table:table-cell office:value-type="string">
            <text:p>Jeremy HassemanJeremy.Hasseman@jcvi.org </text:p>
          </table:table-cell>
          <table:table-cell office:value-type="date" office:date-value="2011-02-03">
            <text:p>02/03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chen</text:p>
          </table:table-cell>
          <table:table-cell office:value-type="string">
            <text:p>Hao Chenhchen@jcvi.org </text:p>
          </table:table-cell>
          <table:table-cell office:value-type="date" office:date-value="2011-12-27">
            <text:p>12/2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hyzhang</text:p>
          </table:table-cell>
          <table:table-cell office:value-type="string">
            <text:p>Haiyan Zhanghzhang@jcvi.org </text:p>
          </table:table-cell>
          <table:table-cell office:value-type="date" office:date-value="2011-09-28">
            <text:p>09/28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ichandra</text:p>
          </table:table-cell>
          <table:table-cell office:value-type="string">
            <text:p>Ishwar Chandramouliswaranichandra@jcvi.org </text:p>
          </table:table-cell>
          <table:table-cell office:value-type="date" office:date-value="2011-10-24">
            <text:p>10/2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essicah</text:p>
          </table:table-cell>
          <table:table-cell office:value-type="string">
            <text:p>Jessica Hostetlerjessicah@jcvi.org </text:p>
          </table:table-cell>
          <table:table-cell office:value-type="date" office:date-value="2011-05-31">
            <text:p>05/31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gill</text:p>
          </table:table-cell>
          <table:table-cell office:value-type="string">
            <text:p>John Gilljgill@jcvi.org </text:p>
          </table:table-cell>
          <table:table-cell office:value-type="date" office:date-value="2011-09-26">
            <text:p>09/26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ira-default</text:p>
          </table:table-cell>
          <table:table-cell office:value-type="string">
            <text:p>Jira Default Accountjiradefault@jcvi.org </text:p>
          </table:table-cell>
          <table:table-cell office:value-type="date" office:date-value="2011-11-01">
            <text:p>11/01/11</text:p>
          </table:table-cell>
          <table:table-cell office:value-type="string">
            <text:p><text:s text:c="4"/>funding <text:s text:c="3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jmcquaid</text:p>
          </table:table-cell>
          <table:table-cell office:value-type="string">
            <text:p>Jeff Mcquaidjmcquaid@jcvi.org </text:p>
          </table:table-cell>
          <table:table-cell office:value-type="date" office:date-value="2011-10-21">
            <text:p>10/21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motley</text:p>
          </table:table-cell>
          <table:table-cell office:value-type="string">
            <text:p>Jonathan Motleyjmotley@jcvi.org </text:p>
          </table:table-cell>
          <table:table-cell office:value-type="date" office:date-value="2011-07-25">
            <text:p>07/2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purushe</text:p>
          </table:table-cell>
          <table:table-cell office:value-type="string">
            <text:p>Janaki Purushejpurushe@jcvi.org </text:p>
          </table:table-cell>
          <table:table-cell office:value-type="date" office:date-value="2011-07-13">
            <text:p>07/13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shao</text:p>
          </table:table-cell>
          <table:table-cell office:value-type="string">
            <text:p>Jeff Shaojshao@jcvi.org </text:p>
          </table:table-cell>
          <table:table-cell office:value-type="date" office:date-value="2011-02-08">
            <text:p>02/08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dodson</text:p>
          </table:table-cell>
          <table:table-cell office:value-type="string">
            <text:p>Kristina Dodsonkdodson@jcvi.org </text:p>
          </table:table-cell>
          <table:table-cell office:value-type="date" office:date-value="2011-07-28">
            <text:p>07/28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enelson</text:p>
          </table:table-cell>
          <table:table-cell office:value-type="string">
            <text:p>Karen Nelsonkenelson@jcvi.org </text:p>
          </table:table-cell>
          <table:table-cell office:value-type="date" office:date-value="2011-12-01">
            <text:p>12/01/11</text:p>
          </table:table-cell>
          <table:table-cell office:value-type="string">
            <text:p><text:s text:c="4"/>funding-alert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mcallen</text:p>
          </table:table-cell>
          <table:table-cell office:value-type="string">
            <text:p>John Kyle McAllenkmcallen@jcvi.org </text:p>
          </table:table-cell>
          <table:table-cell office:value-type="date" office:date-value="2011-04-12">
            <text:p>04/12/11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ktownsen</text:p>
          </table:table-cell>
          <table:table-cell office:value-type="string">
            <text:p>Katherine Townsendktownsen@jcvi.org </text:p>
          </table:table-cell>
          <table:table-cell office:value-type="date" office:date-value="2011-12-02">
            <text:p>12/02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bisignano</text:p>
          </table:table-cell>
          <table:table-cell office:value-type="string">
            <text:p>Leslie BisignanoLBisignano@jcvi.org </text:p>
          </table:table-cell>
          <table:table-cell office:value-type="date" office:date-value="2011-07-27">
            <text:p>07/27/11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mfishman</text:p>
          </table:table-cell>
          <table:table-cell office:value-type="string">
            <text:p>Max Fishmanmfishman@jcvi.org </text:p>
          </table:table-cell>
          <table:table-cell office:value-type="date" office:date-value="2011-12-05">
            <text:p>12/0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kotelba</text:p>
          </table:table-cell>
          <table:table-cell office:value-type="string">
            <text:p>Michal Kotelbamkotelba@jcvi.org </text:p>
          </table:table-cell>
          <table:table-cell office:value-type="date" office:date-value="2011-10-17">
            <text:p>10/1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lewis</text:p>
          </table:table-cell>
          <table:table-cell office:value-type="string">
            <text:p>Matt Lewismlewis@jcvi.org </text:p>
          </table:table-cell>
          <table:table-cell office:value-type="date" office:date-value="2011-03-31">
            <text:p>03/31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lombard</text:p>
          </table:table-cell>
          <table:table-cell office:value-type="string">
            <text:p>Mary-Jane Lombardomlombard@jcvi.org </text:p>
          </table:table-cell>
          <table:table-cell office:value-type="date" office:date-value="2011-06-06">
            <text:p>06/06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suh</text:p>
          </table:table-cell>
          <table:table-cell office:value-type="string">
            <text:p>Moojin Suhmsuh@jcvi.org </text:p>
          </table:table-cell>
          <table:table-cell office:value-type="date" office:date-value="2011-09-14">
            <text:p>09/1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atalief</text:p>
          </table:table-cell>
          <table:table-cell office:value-type="string">
            <text:p>Natalie Fedorovanatalief@jcvi.org </text:p>
          </table:table-cell>
          <table:table-cell office:value-type="date" office:date-value="2011-12-15">
            <text:p>12/1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guyenan</text:p>
          </table:table-cell>
          <table:table-cell office:value-type="string">
            <text:p>AnhThu Nguyenanguyen@jcvi.org </text:p>
          </table:table-cell>
          <table:table-cell office:value-type="date" office:date-value="2011-02-23">
            <text:p>02/23/11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nonadmin</text:p>
          </table:table-cell>
          <table:table-cell office:value-type="string">
            <text:p>non-adminnonadmin@spam.com </text:p>
          </table:table-cell>
          <table:table-cell office:value-type="date" office:date-value="2011-09-02">
            <text:p>09/02/11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okamneva</text:p>
          </table:table-cell>
          <table:table-cell office:value-type="string">
            <text:p>Olga Kamnevaokamneva@jcvi.org </text:p>
          </table:table-cell>
          <table:table-cell office:value-type="date" office:date-value="2011-05-04">
            <text:p>05/0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smith</text:p>
          </table:table-cell>
          <table:table-cell office:value-type="string">
            <text:p>Pat Smithpsmith@jcvi.org </text:p>
          </table:table-cell>
          <table:table-cell office:value-type="date" office:date-value="2011-07-25">
            <text:p>07/2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huang</text:p>
          </table:table-cell>
          <table:table-cell office:value-type="string">
            <text:p>Shih-Ting Huangshuang@jcvi.org </text:p>
          </table:table-cell>
          <table:table-cell office:value-type="date" office:date-value="2011-04-15">
            <text:p>04/15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payne</text:p>
          </table:table-cell>
          <table:table-cell office:value-type="string">
            <text:p>Samuel Paynespayne@jcvi.org </text:p>
          </table:table-cell>
          <table:table-cell office:value-type="date" office:date-value="2011-04-29">
            <text:p>04/29/11</text:p>
          </table:table-cell>
          <table:table-cell office:value-type="string">
            <text:p><text:s text:c="4"/>funding <text:s text:c="3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william</text:p>
          </table:table-cell>
          <table:table-cell office:value-type="string">
            <text:p>Shannon Williamsonswilliamson@jcvi.org </text:p>
          </table:table-cell>
          <table:table-cell office:value-type="date" office:date-value="2011-08-29">
            <text:p>08/29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krichmar</text:p>
          </table:table-cell>
          <table:table-cell office:value-type="string">
            <text:p>Trina Norden-Krichmartkrichmar@jcvi.org </text:p>
          </table:table-cell>
          <table:table-cell office:value-type="date" office:date-value="2011-05-18">
            <text:p>05/18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mcintos</text:p>
          </table:table-cell>
          <table:table-cell office:value-type="string">
            <text:p>Tina McIntoshtmcintosh@jcvi.org </text:p>
          </table:table-cell>
          <table:table-cell office:value-type="date" office:date-value="2011-12-29">
            <text:p>12/29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afford</text:p>
          </table:table-cell>
          <table:table-cell office:value-type="string">
            <text:p>Todd Saffordsaffordt@janelia.hhmi.org </text:p>
          </table:table-cell>
          <table:table-cell office:value-type="date" office:date-value="2011-11-04">
            <text:p>11/04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lepush</text:p>
          </table:table-cell>
          <table:table-cell office:value-type="string">
            <text:p>Tatiana SlepushkinaTatiana.Slepushkina@jcvi.org </text:p>
          </table:table-cell>
          <table:table-cell office:value-type="date" office:date-value="2011-02-18">
            <text:p>02/18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smirnov</text:p>
          </table:table-cell>
          <table:table-cell office:value-type="string">
            <text:p>Tatyana SmirnovaTSmirnov@jcvi.org </text:p>
          </table:table-cell>
          <table:table-cell office:value-type="date" office:date-value="2011-12-27">
            <text:p>12/27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hayes</text:p>
          </table:table-cell>
          <table:table-cell office:value-type="string">
            <text:p>Vanessa Hayesvhayes@jcvi.org </text:p>
          </table:table-cell>
          <table:table-cell office:value-type="date" office:date-value="2011-08-16">
            <text:p>08/16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moktali</text:p>
          </table:table-cell>
          <table:table-cell office:value-type="string">
            <text:p>Venkatesh Moktalivmoktali@jcvi.org </text:p>
          </table:table-cell>
          <table:table-cell office:value-type="date" office:date-value="2011-07-31">
            <text:p>07/31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zhuang</text:p>
          </table:table-cell>
          <table:table-cell office:value-type="string">
            <text:p>Yunyun Zhuangyzhuang@jcvi.org </text:p>
          </table:table-cell>
          <table:table-cell office:value-type="date" office:date-value="2011-06-29">
            <text:p>06/29/11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9" office:value-type="string">
            <text:p>No login Since 20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isaeed</text:p>
          </table:table-cell>
          <table:table-cell office:value-type="string">
            <text:p>Alexander SaeedAiSaeed@jcvi.org </text:p>
          </table:table-cell>
          <table:table-cell office:value-type="date" office:date-value="2012-01-03">
            <text:p>01/03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alturner</text:p>
          </table:table-cell>
          <table:table-cell office:value-type="string">
            <text:p>Aimee L. Turneralturner@jcvi.org </text:p>
          </table:table-cell>
          <table:table-cell office:value-type="date" office:date-value="2012-08-27">
            <text:p>08/2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davenpo</text:p>
          </table:table-cell>
          <table:table-cell office:value-type="string">
            <text:p>Berkeley DavenportBerkeley.Davenport@jcvi.org </text:p>
          </table:table-cell>
          <table:table-cell office:value-type="date" office:date-value="2012-01-04">
            <text:p>01/04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giesele</text:p>
          </table:table-cell>
          <table:table-cell office:value-type="string">
            <text:p>Brian Gieselerbgieseler@jcvi.org </text:p>
          </table:table-cell>
          <table:table-cell office:value-type="date" office:date-value="2012-09-17">
            <text:p>09/1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lamb</text:p>
          </table:table-cell>
          <table:table-cell office:value-type="string">
            <text:p>Brian Lambblamb@jcvi.org </text:p>
          </table:table-cell>
          <table:table-cell office:value-type="date" office:date-value="2012-11-14">
            <text:p>11/14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braisted</text:p>
          </table:table-cell>
          <table:table-cell office:value-type="string">
            <text:p>John Braistedjbraisted@jcvi.org </text:p>
          </table:table-cell>
          <table:table-cell office:value-type="date" office:date-value="2012-03-29">
            <text:p>03/2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hutchis</text:p>
          </table:table-cell>
          <table:table-cell office:value-type="string">
            <text:p>Clyde A. Hutchison IIIchutchis@jcvi.org </text:p>
          </table:table-cell>
          <table:table-cell office:value-type="date" office:date-value="2012-04-12">
            <text:p>04/12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ctagwerk</text:p>
          </table:table-cell>
          <table:table-cell office:value-type="string">
            <text:p>Christian Tagwerkerctagwerker@jcvi.org </text:p>
          </table:table-cell>
          <table:table-cell office:value-type="date" office:date-value="2012-02-13">
            <text:p>02/13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brown</text:p>
          </table:table-cell>
          <table:table-cell office:value-type="string">
            <text:p>David Browndbrown@jcvi.org </text:p>
          </table:table-cell>
          <table:table-cell office:value-type="date" office:date-value="2012-09-19">
            <text:p>09/1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bushman</text:p>
          </table:table-cell>
          <table:table-cell office:value-type="string">
            <text:p>Diana Radunedbushman@jcvi.org </text:p>
          </table:table-cell>
          <table:table-cell office:value-type="date" office:date-value="2012-01-05">
            <text:p>01/0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edwards</text:p>
          </table:table-cell>
          <table:table-cell office:value-type="string">
            <text:p>Darnell Edwardsdedwards@jcvi.org </text:p>
          </table:table-cell>
          <table:table-cell office:value-type="date" office:date-value="2012-05-03">
            <text:p>05/03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dwhiteis</text:p>
          </table:table-cell>
          <table:table-cell office:value-type="string">
            <text:p>David Whiteisdwhiteis@jcvi.org </text:p>
          </table:table-cell>
          <table:table-cell office:value-type="date" office:date-value="2012-03-27">
            <text:p>03/2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denisov</text:p>
          </table:table-cell>
          <table:table-cell office:value-type="string">
            <text:p>Evgenia DenisovaEDenisova@jcvi.org </text:p>
          </table:table-cell>
          <table:table-cell office:value-type="date" office:date-value="2012-06-14">
            <text:p>06/14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snesrud</text:p>
          </table:table-cell>
          <table:table-cell office:value-type="string">
            <text:p>Erik Snesrudesnesrud@jcvi.org </text:p>
          </table:table-cell>
          <table:table-cell office:value-type="date" office:date-value="2012-08-09">
            <text:p>08/0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ewester</text:p>
          </table:table-cell>
          <table:table-cell office:value-type="string">
            <text:p>Eric Westerewester@jcvi.org </text:p>
          </table:table-cell>
          <table:table-cell office:value-type="date" office:date-value="2012-09-17">
            <text:p>09/17/12</text:p>
          </table:table-cell>
          <table:table-cell office:value-type="string">
            <text:p><text:s text:c="4"/>454 workorder group <text:s text:c="3"/>Illumina workorder group <text:s text:c="3"/>jira-users <text:s text:c="3"/>Sanger workorder group <text:s text:c="3"/>viral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gsims</text:p>
          </table:table-cell>
          <table:table-cell office:value-type="string">
            <text:p>Gregory Simsgsims@jcvi.org </text:p>
          </table:table-cell>
          <table:table-cell office:value-type="date" office:date-value="2012-02-07">
            <text:p>02/0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iyonemot</text:p>
          </table:table-cell>
          <table:table-cell office:value-type="string">
            <text:p>Isaac YonemotoIYonemoto@jcvi.org </text:p>
          </table:table-cell>
          <table:table-cell office:value-type="date" office:date-value="2012-03-06">
            <text:p>03/0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bury</text:p>
          </table:table-cell>
          <table:table-cell office:value-type="string">
            <text:p>John Buryjbury@jcvi.org </text:p>
          </table:table-cell>
          <table:table-cell office:value-type="date" office:date-value="2012-09-24">
            <text:p>09/24/12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goll</text:p>
          </table:table-cell>
          <table:table-cell office:value-type="string">
            <text:p>Johannes Golljgoll@jcvi.org </text:p>
          </table:table-cell>
          <table:table-cell office:value-type="date" office:date-value="2012-11-30">
            <text:p>11/30/12</text:p>
          </table:table-cell>
          <table:table-cell office:value-type="string">
            <text:p><text:s text:c="4"/>jira-users <text:s text:c="3"/>sk-team <text:s text:c="3"/>td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jackson</text:p>
          </table:table-cell>
          <table:table-cell office:value-type="string">
            <text:p>Jackson, Jacquelinejjackson@jcvi.org </text:p>
          </table:table-cell>
          <table:table-cell office:value-type="date" office:date-value="2012-01-05">
            <text:p>01/0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li</text:p>
          </table:table-cell>
          <table:table-cell office:value-type="string">
            <text:p>Jerry Lijli@jcvi.org </text:p>
          </table:table-cell>
          <table:table-cell office:value-type="date" office:date-value="2012-01-06">
            <text:p>01/0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liu</text:p>
          </table:table-cell>
          <table:table-cell office:value-type="string">
            <text:p>jia liujliu@jcvi.org </text:p>
          </table:table-cell>
          <table:table-cell office:value-type="date" office:date-value="2012-05-15">
            <text:p>05/1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onuska</text:p>
          </table:table-cell>
          <table:table-cell office:value-type="string">
            <text:p>Jaya M. Onuskajonuska@jcvi.org </text:p>
          </table:table-cell>
          <table:table-cell office:value-type="date" office:date-value="2012-01-05">
            <text:p>01/0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yee</text:p>
          </table:table-cell>
          <table:table-cell office:value-type="string">
            <text:p>Joyclyn Yeejyee@jcvi.org </text:p>
          </table:table-cell>
          <table:table-cell office:value-type="date" office:date-value="2012-10-01">
            <text:p>10/01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jzenk</text:p>
          </table:table-cell>
          <table:table-cell office:value-type="string">
            <text:p>John Zenkjzenk@jcvi.org </text:p>
          </table:table-cell>
          <table:table-cell office:value-type="date" office:date-value="2012-08-15">
            <text:p>08/1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aldridg</text:p>
          </table:table-cell>
          <table:table-cell office:value-type="string">
            <text:p>Kari Aldridgekaldridge@jcvi.org </text:p>
          </table:table-cell>
          <table:table-cell office:value-type="date" office:date-value="2012-11-29">
            <text:p>11/2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kkrampis</text:p>
          </table:table-cell>
          <table:table-cell office:value-type="string">
            <text:p>Konstantinos Krampiskkrampis@jcvi.org </text:p>
          </table:table-cell>
          <table:table-cell office:value-type="date" office:date-value="2012-10-24">
            <text:p>10/24/12</text:p>
          </table:table-cell>
          <table:table-cell office:value-type="string">
            <text:p><text:s text:c="4"/>jira-users <text:s text:c="3"/>jj-team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hannick</text:p>
          </table:table-cell>
          <table:table-cell office:value-type="string">
            <text:p>Linda Hannicklhannick@jcvi.org </text:p>
          </table:table-cell>
          <table:table-cell office:value-type="date" office:date-value="2012-10-14">
            <text:p>10/14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overton</text:p>
          </table:table-cell>
          <table:table-cell office:value-type="string">
            <text:p>Larry Overton IIloverton@jcvi.org </text:p>
          </table:table-cell>
          <table:table-cell office:value-type="date" office:date-value="2012-01-06">
            <text:p>01/0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lyoung</text:p>
          </table:table-cell>
          <table:table-cell office:value-type="string">
            <text:p>Lei Younglyoung@jcvi.org </text:p>
          </table:table-cell>
          <table:table-cell office:value-type="date" office:date-value="2012-07-27">
            <text:p>07/2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athangi</text:p>
          </table:table-cell>
          <table:table-cell office:value-type="string">
            <text:p>Mathangi Thiagarajanmathangi@jcvi.org </text:p>
          </table:table-cell>
          <table:table-cell office:value-type="date" office:date-value="2012-05-11">
            <text:p>05/11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gonzale</text:p>
          </table:table-cell>
          <table:table-cell office:value-type="string">
            <text:p>Monica Gonzalezmgonzalez@jcvi.org </text:p>
          </table:table-cell>
          <table:table-cell office:value-type="date" office:date-value="2012-08-22">
            <text:p>08/22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mkim</text:p>
          </table:table-cell>
          <table:table-cell office:value-type="string">
            <text:p>Mary Kimmkim@jcvi.org </text:p>
          </table:table-cell>
          <table:table-cell office:value-type="date" office:date-value="2012-02-15">
            <text:p>02/1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nalperov</text:p>
          </table:table-cell>
          <table:table-cell office:value-type="string">
            <text:p>Nina Alperovichnalperov@jcvi.org </text:p>
          </table:table-cell>
          <table:table-cell office:value-type="date" office:date-value="2012-06-13">
            <text:p>06/13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pbesse</text:p>
          </table:table-cell>
          <table:table-cell office:value-type="string">
            <text:p>Pascale Bessepbesse@jcvi.org </text:p>
          </table:table-cell>
          <table:table-cell office:value-type="date" office:date-value="2012-04-25">
            <text:p>04/25/12</text:p>
          </table:table-cell>
          <table:table-cell office:value-type="string">
            <text:p><text:s text:c="4"/>Illumina workorder group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friedma</text:p>
          </table:table-cell>
          <table:table-cell office:value-type="string">
            <text:p>Robert(Bob) Friedmanrfriedma@jcvi.org </text:p>
          </table:table-cell>
          <table:table-cell office:value-type="date" office:date-value="2012-12-26">
            <text:p>12/2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leon</text:p>
          </table:table-cell>
          <table:table-cell office:value-type="string">
            <text:p>Rosa Leonrleon@jcvi.org </text:p>
          </table:table-cell>
          <table:table-cell office:value-type="date" office:date-value="2012-05-24">
            <text:p>05/24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rvalas</text:p>
          </table:table-cell>
          <table:table-cell office:value-type="string">
            <text:p>Ruben ValasRValas@jcvi.org </text:p>
          </table:table-cell>
          <table:table-cell office:value-type="date" office:date-value="2012-06-01">
            <text:p>06/01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cottp</text:p>
          </table:table-cell>
          <table:table-cell office:value-type="string">
            <text:p>Scott Petersonscottp@jcvi.org </text:p>
          </table:table-cell>
          <table:table-cell office:value-type="date" office:date-value="2012-04-19">
            <text:p>04/1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elengut</text:p>
          </table:table-cell>
          <table:table-cell office:value-type="string">
            <text:p>Jeremy Selengutselengut@jcvi.org </text:p>
          </table:table-cell>
          <table:table-cell office:value-type="date" office:date-value="2012-04-17">
            <text:p>04/17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lefebvr</text:p>
          </table:table-cell>
          <table:table-cell office:value-type="string">
            <text:p>Stephane Lefebvreslefebvr@jcvi.org </text:p>
          </table:table-cell>
          <table:table-cell office:value-type="date" office:date-value="2012-12-06">
            <text:p>12/0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srostami</text:p>
          </table:table-cell>
          <table:table-cell office:value-type="string">
            <text:p>Shahrzad Rostamisrostami@jcvi.org </text:p>
          </table:table-cell>
          <table:table-cell office:value-type="date" office:date-value="2012-11-29">
            <text:p>11/29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tdrachev</text:p>
          </table:table-cell>
          <table:table-cell office:value-type="string">
            <text:p>Tatiana Drachevatdrachev@jcvi.org </text:p>
          </table:table-cell>
          <table:table-cell office:value-type="date" office:date-value="2012-01-06">
            <text:p>01/06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dugan</text:p>
          </table:table-cell>
          <table:table-cell office:value-type="string">
            <text:p>Vivien Duganvdugan@jcvi.org </text:p>
          </table:table-cell>
          <table:table-cell office:value-type="date" office:date-value="2012-08-30">
            <text:p>08/30/12</text:p>
          </table:table-cell>
          <table:table-cell office:value-type="string">
            <text:p><text:s text:c="4"/>jira-users <text:s text:c="3"/>viral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vparalanov</text:p>
          </table:table-cell>
          <table:table-cell office:value-type="string">
            <text:p>Vanya ParalanovVParalanov@jcvi.org </text:p>
          </table:table-cell>
          <table:table-cell office:value-type="date" office:date-value="2012-08-24">
            <text:p>08/24/12</text:p>
          </table:table-cell>
          <table:table-cell office:value-type="string">
            <text:p><text:s text:c="4"/>jira-users</text:p>
          </table:table-cell>
          <table:table-cell office:value-type="string">
            <text:p>JIRA Internal Directory</text:p>
          </table:table-cell>
        </table:table-row>
        <table:table-row table:style-name="ro1">
          <table:table-cell office:value-type="string">
            <text:p>wdycus</text:p>
          </table:table-cell>
          <table:table-cell office:value-type="string">
            <text:p>William Dycuswdycus@jcvi.org </text:p>
          </table:table-cell>
          <table:table-cell office:value-type="date" office:date-value="2012-06-25">
            <text:p>06/25/12</text:p>
          </table:table-cell>
          <table:table-cell office:value-type="string">
            <text:p><text:s text:c="4"/>jira-administrators <text:s text:c="3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rogers</text:p>
          </table:table-cell>
          <table:table-cell office:value-type="string">
            <text:p>Yu-Hui Rogersyrogers@jcvi.org </text:p>
          </table:table-cell>
          <table:table-cell office:value-type="date" office:date-value="2012-03-23">
            <text:p>03/23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  <table:table-row table:style-name="ro1">
          <table:table-cell office:value-type="string">
            <text:p>ysuzuki</text:p>
          </table:table-cell>
          <table:table-cell office:value-type="string">
            <text:p>Yo Suzukiysuzuki@jcvi.org </text:p>
          </table:table-cell>
          <table:table-cell office:value-type="date" office:date-value="2012-01-25">
            <text:p>01/25/12</text:p>
          </table:table-cell>
          <table:table-cell office:value-type="string">
            <text:p><text:s text:c="4"/>jira-users</text:p>
          </table:table-cell>
          <table:table-cell office:value-type="string">
            <text:p>JIRA Delegated Authentication Directory</text:p>
          </table:table-cell>
        </table:table-row>
      </table:table>
      <table:database-ranges>
        <table:database-range table:target-range-address="Active.A1:Active.F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8/28/2013</text:date>, <text:time>15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8-28T10:45:14</meta:creation-date>
    <dc:date>2013-08-28T15:31:52</dc:date>
    <dc:creator>Peter Edworthy</dc:creator>
    <meta:editing-duration>PT03H11M47S</meta:editing-duration>
    <meta:editing-cycles>1</meta:editing-cycles>
    <meta:document-statistic meta:table-count="3" meta:cell-count="2802" meta:object-count="0"/>
    <meta:generator>OpenOffice.org/3.1$Unix OpenOffice.org_project/310m19$Build-9420</meta:generator>
  </office:meta>
</office:document-meta>
</file>